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svg:stroke-color="#e6e6ff" draw:marker-start="Circle" draw:marker-start-width="0.15cm" draw:marker-start-center="true" draw:marker-end="Circle" draw:marker-end-width="0.15cm" draw:marker-end-center="true" draw:fill="none" draw:textarea-vertical-align="middle"/>
    </style:style>
    <style:style style:name="gr3" style:family="graphic" style:parent-style-name="standard">
      <style:graphic-properties draw:fill="solid" draw:fill-color="#999999" draw:textarea-horizontal-align="left" draw:textarea-vertical-align="top" draw:auto-grow-height="false" fo:padding-top="-0.11cm" fo:padding-bottom="0cm" fo:padding-left="0.005cm" fo:padding-right="0.005cm"/>
    </style:style>
    <style:style style:name="gr4" style:family="graphic" style:parent-style-name="standard">
      <style:graphic-properties draw:stroke="dash" draw:stroke-dash="Fine_20_Dotted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width="0cm" svg:stroke-color="#996633" draw:fill="solid" draw:fill-color="#999999" draw:textarea-vertical-align="middle"/>
    </style:style>
    <style:style style:name="gr6" style:family="graphic" style:parent-style-name="objectwithoutfill">
      <style:graphic-properties svg:stroke-width="0.05cm" svg:stroke-color="#999999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otted" draw:fill="none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999999" draw:textarea-horizontal-align="left" draw:textarea-vertical-align="top" draw:auto-grow-height="false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999999" draw:textarea-horizontal-align="center" draw:textarea-vertical-align="top" draw:auto-grow-height="false" fo:padding-top="-0.3cm" fo:padding-bottom="0cm" fo:padding-left="0cm" fo:padding-right="0cm"/>
    </style:style>
    <style:style style:name="gr10" style:family="graphic" style:parent-style-name="standard">
      <style:graphic-properties draw:stroke="dash" draw:stroke-dash="Fine_20_Dotted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666666" draw:textarea-horizontal-align="right" draw:textarea-vertical-align="top" draw:auto-grow-height="false" fo:padding-top="0cm" fo:padding-bottom="0cm" fo:padding-left="0cm" fo:padding-right="0.05cm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3" style:family="graphic">
      <style:graphic-properties style:protect="position size"/>
    </style:style>
    <style:style style:name="gr14" style:family="graphic" style:parent-style-name="standard">
      <style:graphic-properties svg:stroke-width="0.05cm" svg:stroke-color="#ff0000" draw:marker-start-width="0.275cm" draw:marker-end-width="0.275cm" draw:fill="hatch" draw:fill-hatch-name="Red_20_45_ba_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solid" draw:fill-color="#ff0000" draw:fill-image-width="0cm" draw:fill-image-height="0cm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05cm" svg:stroke-color="#996633" draw:marker-start-width="0.275cm" draw:marker-end-width="0.275cm" draw:fill="none" draw:fill-image-width="0cm" draw:fill-image-height="0cm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000000" draw:marker-start-width="0.275cm" draw:marker-end-width="0.275cm" draw:fill="none" draw:fill-image-width="0cm" draw:fill-image-height="0cm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000000" draw:marker-start-width="0.275cm" draw:marker-end="Circle" draw:marker-end-width="0.1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996633" draw:marker-start-width="0.275cm" draw:marker-end="Circle" draw:marker-end-width="0.1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cm" svg:stroke-color="#ff0000" draw:marker-start="Circle" draw:marker-start-width="0.15cm" draw:marker-start-center="true" draw:marker-end="Circle" draw:marker-end-width="0.1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cm" svg:stroke-color="#0000ff" draw:marker-start="Circle" draw:marker-start-width="0.15cm" draw:marker-start-center="true" draw:marker-end="Circle" draw:marker-end-width="0.1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cm" svg:stroke-color="#ffff00" draw:marker-start="Circle" draw:marker-start-width="0.15cm" draw:marker-start-center="true" draw:marker-end="Circle" draw:marker-end-width="0.1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color="#ff0000" draw:marker-start="Circle" draw:marker-start-width="0.15cm" draw:marker-start-center="true" draw:marker-end="Circle" draw:marker-end-width="0.15cm" draw:marker-end-center="true" draw:fill="none" draw:textarea-vertical-align="middle"/>
    </style:style>
    <style:style style:name="gr24" style:family="graphic" style:parent-style-name="standard">
      <style:graphic-properties draw:stroke="none" draw:fill="solid" draw:fill-color="#999999" draw:textarea-horizontal-align="center" draw:textarea-vertical-align="top" draw:auto-grow-height="false" fo:padding-top="-0.15cm" fo:padding-bottom="0cm" fo:padding-left="0cm" fo:padding-right="0cm"/>
    </style:style>
    <style:style style:name="gr25" style:family="graphic" style:parent-style-name="objectwithoutfill">
      <style:graphic-properties svg:stroke-color="#0000ff" draw:marker-start="Circle" draw:marker-start-width="0.15cm" draw:marker-start-center="true" draw:marker-end="Circle" draw:marker-end-width="0.15cm" draw:marker-end-center="true" draw:fill="none" draw:textarea-vertical-align="middle"/>
    </style:style>
    <style:style style:name="gr26" style:family="graphic" style:parent-style-name="objectwithoutfill">
      <style:graphic-properties svg:stroke-color="#ffff00" draw:marker-start="Circle" draw:marker-start-width="0.15cm" draw:marker-start-center="true" draw:marker-end="Circle" draw:marker-end-width="0.15cm" draw:marker-end-center="true" draw:fill="none" draw:textarea-vertical-align="middle"/>
    </style:style>
    <style:style style:name="gr27" style:family="graphic" style:parent-style-name="standard">
      <style:graphic-properties draw:stroke="none" draw:fill="solid" draw:fill-color="#999999" draw:textarea-horizontal-align="center" draw:textarea-vertical-align="middle" draw:auto-grow-height="false" fo:padding-top="0cm" fo:padding-bottom="0cm" fo:padding-left="0cm" fo:padding-right="0cm" draw:shadow="hidden"/>
    </style:style>
    <style:style style:name="gr28" style:family="graphic" style:parent-style-name="standard">
      <style:graphic-properties draw:stroke="none" draw:fill="solid" draw:fill-color="#999999" draw:textarea-horizontal-align="center" draw:textarea-vertical-align="middle" draw:auto-grow-height="false" fo:padding-top="0cm" fo:padding-bottom="0cm" fo:padding-left="0cm" fo:padding-right="0cm"/>
    </style:style>
    <style:style style:name="gr29" style:family="graphic" style:parent-style-name="standard">
      <style:graphic-properties draw:stroke="none" draw:fill="solid" draw:fill-color="#999999" draw:textarea-horizontal-align="center" draw:textarea-vertical-align="top" draw:auto-grow-height="false" fo:padding-top="0.254cm" fo:padding-bottom="0cm" fo:padding-left="0cm" fo:padding-right="0cm"/>
    </style:style>
    <style:style style:name="gr30" style:family="graphic" style:parent-style-name="objectwithoutfill">
      <style:graphic-properties svg:stroke-width="0.05cm" svg:stroke-color="#9966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cm" svg:stroke-color="#ff3366" draw:marker-start-width="0.275cm" draw:marker-end="Circle" draw:marker-end-width="0.15cm" draw:marker-end-center="true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fill="solid" draw:fill-color="#666666" draw:textarea-horizontal-align="right" draw:textarea-vertical-align="middle" draw:auto-grow-height="false" fo:padding-top="0cm" fo:padding-bottom="0cm" fo:padding-left="0cm" fo:padding-right="0.381cm"/>
    </style:style>
    <style:style style:name="gr33" style:family="graphic" style:parent-style-name="standard">
      <style:graphic-properties draw:stroke="none" svg:stroke-width="0.05cm" draw:fill="solid" draw:fill-color="#999999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5" style:family="graphic" style:parent-style-name="standard">
      <style:graphic-properties svg:stroke-width="0cm" draw:marker-start-width="0.125cm" draw:marker-end-width="0.125cm" draw:fill="solid" draw:fill-color="#999999" draw:textarea-horizontal-align="justify" draw:textarea-vertical-align="middle" draw:auto-grow-height="false" fo:padding-top="0.125cm" fo:padding-bottom="0.125cm" fo:padding-left="0.25cm" fo:padding-right="0.25cm"/>
    </style:style>
    <style:style style:name="gr36" style:family="graphic" style:parent-style-name="standard">
      <style:graphic-properties draw:stroke="none" draw:fill="solid" draw:fill-color="#00ffff" draw:textarea-horizontal-align="justify" draw:textarea-vertical-align="middle" draw:auto-grow-height="false"/>
    </style:style>
    <style:style style:name="gr37" style:family="graphic" style:parent-style-name="objectwithoutfill">
      <style:graphic-properties svg:stroke-width="0.05cm" svg:stroke-color="#996633" draw:marker-start="Circle" draw:marker-start-width="0.225cm" draw:marker-start-center="true" draw:marker-end="Circle" draw:marker-end-width="0.22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none" draw:fill="solid" draw:fill-color="#999999" draw:textarea-horizontal-align="right" draw:textarea-vertical-align="middle" draw:auto-grow-height="false" fo:padding-top="0cm" fo:padding-bottom="0cm" fo:padding-left="0cm" fo:padding-right="0.15cm"/>
    </style:style>
    <style:style style:name="gr39" style:family="graphic" style:parent-style-name="objectwithoutfill">
      <style:graphic-properties svg:stroke-width="0.05cm" svg:stroke-color="#000000" draw:marker-start="Circle" draw:marker-start-width="0.15cm" draw:marker-start-center="true" draw:marker-end="Circle" draw:marker-end-width="0.1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5cm" svg:stroke-color="#e6e6ff" draw:marker-start="" draw:marker-start-width="0.275cm" draw:marker-start-center="true" draw:marker-end="Circle_20_unfilled" draw:marker-end-width="0.2cm" draw:marker-end-center="true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42" style:family="graphic" style:parent-style-name="standard">
      <style:graphic-properties draw:stroke="none" svg:stroke-color="#e6e6ff" draw:fill="solid" draw:fill-color="#e6e6ff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fo:min-height="1.779cm" fo:padding-top="0cm" fo:padding-bottom="0cm" fo:padding-left="0cm" fo:padding-right="0cm"/>
    </style:style>
    <style:style style:name="gr45" style:family="graphic" style:parent-style-name="objectwithoutfill">
      <style:graphic-properties svg:stroke-width="0.05cm" svg:stroke-color="#800080" draw:marker-start="Circle" draw:marker-start-width="0.15cm" draw:marker-start-center="true" draw:marker-end="Circle" draw:marker-end-width="0.15cm" draw:marker-end-center="true" draw:fill="none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cm" svg:stroke-color="#ff3366" draw:marker-start="Circle" draw:marker-start-width="0.15cm" draw:marker-start-center="true" draw:marker-end="Circle" draw:marker-end-width="0.15cm" draw:marker-end-center="true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draw:fill="solid" draw:fill-color="#999999" draw:textarea-horizontal-align="left" draw:textarea-vertical-align="top" draw:auto-grow-height="false" fo:padding-top="-0.125cm"/>
    </style:style>
    <style:style style:name="gr48" style:family="graphic" style:parent-style-name="standard">
      <style:graphic-properties draw:stroke="none" draw:fill="solid" draw:fill-color="#00ffff" draw:textarea-horizontal-align="center" draw:textarea-vertical-align="middle"/>
    </style:style>
    <style:style style:name="gr49" style:family="graphic" style:parent-style-name="objectwithoutfill">
      <style:graphic-properties svg:stroke-color="#00ffff" draw:fill="none" draw:fill-color="#000000" draw:textarea-vertical-align="middle"/>
    </style:style>
    <style:style style:name="gr50" style:family="graphic" style:parent-style-name="objectwithoutfill">
      <style:graphic-properties svg:stroke-width="0.05cm" svg:stroke-color="#ffffff" draw:marker-start="Circle" draw:marker-start-width="0.15cm" draw:marker-start-center="true" draw:marker-end="Circle" draw:marker-end-width="0.15cm" draw:marker-end-center="true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draw:fill="solid" draw:fill-color="#999999" draw:textarea-horizontal-align="right" draw:textarea-vertical-align="middle" draw:auto-grow-height="false" fo:padding-top="0cm" fo:padding-bottom="0cm" fo:padding-left="0cm" fo:padding-right="0.254cm"/>
    </style:style>
    <style:style style:name="gr52" style:family="graphic" style:parent-style-name="standard">
      <style:graphic-properties draw:stroke="none" draw:fill="solid" draw:fill-color="#999999" draw:textarea-horizontal-align="left" draw:textarea-vertical-align="middle" draw:auto-grow-height="false" fo:padding-top="0cm" fo:padding-bottom="0cm" fo:padding-left="-0.454cm" fo:padding-right="0cm"/>
    </style:style>
    <style:style style:name="gr53" style:family="graphic" style:parent-style-name="objectwithoutfill">
      <style:graphic-properties svg:stroke-width="0.03cm" svg:stroke-color="#e6e6ff" draw:marker-start="Circle" draw:marker-start-width="0.15cm" draw:marker-start-center="true" draw:marker-end="Circle" draw:marker-end-width="0.15cm" draw:marker-end-center="true" draw:fill="none" draw:textarea-vertical-align="middle" fo:padding-top="0.14cm" fo:padding-bottom="0.14cm" fo:padding-left="0.265cm" fo:padding-right="0.265cm"/>
    </style:style>
    <style:style style:name="gr54" style:family="graphic" style:parent-style-name="standard">
      <style:graphic-properties draw:stroke="none" draw:fill="solid" draw:fill-color="#999999" draw:textarea-horizontal-align="center" draw:textarea-vertical-align="top" draw:auto-grow-height="false" fo:padding-top="0.3cm" fo:padding-bottom="0cm" fo:padding-left="0cm" fo:padding-right="0cm"/>
    </style:style>
    <style:style style:name="gr55" style:family="graphic" style:parent-style-name="objectwithoutfill">
      <style:graphic-properties svg:stroke-width="0.05cm" svg:stroke-color="#ff0000" draw:marker-start-width="0.275cm" draw:marker-end="Circle" draw:marker-end-width="0.1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56" style:family="graphic" style:parent-style-name="objectwithoutfill">
      <style:graphic-properties svg:stroke-width="0.05cm" svg:stroke-color="#0000ff" draw:marker-start-width="0.275cm" draw:marker-end="Circle" draw:marker-end-width="0.1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57" style:family="graphic" style:parent-style-name="objectwithoutfill">
      <style:graphic-properties svg:stroke-width="0.05cm" svg:stroke-color="#ffff00" draw:marker-start-width="0.275cm" draw:marker-end="Circle" draw:marker-end-width="0.1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58" style:family="graphic" style:parent-style-name="objectwithoutfill">
      <style:graphic-properties svg:stroke-width="0.05cm" svg:stroke-color="#ff3366" draw:marker-start-width="0.275cm" draw:marker-end="Circle" draw:marker-end-width="0.1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draw:fill="solid" draw:fill-color="#ffff00" draw:textarea-vertical-align="middle"/>
    </style:style>
    <style:style style:name="gr60" style:family="graphic" style:parent-style-name="standard">
      <style:graphic-properties draw:stroke="none" draw:fill="solid" draw:fill-color="#0000ff" draw:textarea-vertical-align="middle"/>
    </style:style>
    <style:style style:name="gr61" style:family="graphic" style:parent-style-name="standard">
      <style:graphic-properties draw:stroke="none" draw:fill="solid" draw:fill-color="#ff0000" draw:textarea-vertical-align="middle"/>
    </style:style>
    <style:style style:name="gr62" style:family="graphic" style:parent-style-name="standard">
      <style:graphic-properties draw:stroke="solid" svg:stroke-width="0.05cm" svg:stroke-color="#008000" draw:marker-start-width="0.275cm" draw:marker-end-width="0.275cm" draw:fill="hatch" draw:fill-hatch-name="Black_20_45_20_Degrees_20_Wide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 style:parent-style-name="standard">
      <style:graphic-properties svg:stroke-width="0.05cm" svg:stroke-color="#008000" draw:marker-start-width="0.275cm" draw:marker-end-width="0.275cm" draw:fill="hatch" draw:fill-hatch-name="Black_20_45_20_Degrees_20_Wid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svg:stroke-width="0.05cm" svg:stroke-color="#008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5" style:family="graphic" style:parent-style-name="objectwithoutfill">
      <style:graphic-properties svg:stroke-width="0.05cm" svg:stroke-color="#ffffff" draw:marker-start-width="0.275cm" draw:marker-end="Circle" draw:marker-end-width="0.15cm" draw:marker-end-center="true" draw:fill="none" draw:fill-image-width="0cm" draw:fill-image-height="0cm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draw:stroke="solid" svg:stroke-color="#000000" draw:fill="solid" draw:fill-color="#999999" draw:textarea-horizontal-align="left" draw:textarea-vertical-align="top" draw:auto-grow-height="false" fo:padding-top="0.06cm" fo:padding-bottom="0cm" fo:padding-left="0cm" fo:padding-right="0cm"/>
    </style:style>
    <style:style style:name="gr67" style:family="graphic" style:parent-style-name="standard">
      <style:graphic-properties draw:stroke="none" draw:fill="solid" draw:fill-color="#999999" draw:textarea-horizontal-align="right" draw:textarea-vertical-align="middle" draw:auto-grow-height="false" fo:padding-top="0cm" fo:padding-bottom="0cm" fo:padding-left="0cm" fo:padding-right="-0.25cm"/>
    </style:style>
    <style:style style:name="gr68" style:family="graphic" style:parent-style-name="objectwithoutfill">
      <style:graphic-properties svg:stroke-width="0.05cm" svg:stroke-color="#00ff00" draw:marker-start="Circle" draw:marker-start-width="0.15cm" draw:marker-start-center="true" draw:marker-end="Circle" draw:marker-end-width="0.15cm" draw:marker-end-center="true" draw:fill="none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draw:stroke="solid" svg:stroke-color="#000000" draw:fill="solid" draw:fill-color="#999999" draw:textarea-horizontal-align="right" draw:textarea-vertical-align="top" draw:auto-grow-height="false" fo:padding-top="0.06cm" fo:padding-bottom="0cm" fo:padding-left="0cm" fo:padding-right="-0.3cm"/>
    </style:style>
    <style:style style:name="gr70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ffff"/>
    </style:style>
    <style:style style:name="P3" style:family="paragraph">
      <style:paragraph-properties fo:margin-top="0cm" fo:margin-bottom="0cm" fo:line-height="0.254cm" fo:text-align="start"/>
    </style:style>
    <style:style style:name="P4" style:family="paragraph">
      <style:paragraph-properties fo:margin-top="0cm" fo:margin-bottom="0cm" fo:line-height="0.254cm" fo:text-align="start"/>
      <style:text-properties fo:color="#00ffff" fo:font-size="4pt" fo:language="zxx" fo:country="none" style:font-size-asian="18pt" style:font-size-complex="18pt"/>
    </style:style>
    <style:style style:name="P5" style:family="paragraph">
      <style:paragraph-properties fo:text-align="center"/>
      <style:text-properties fo:color="#00ffff" fo:font-size="6pt" style:font-size-asian="18pt" style:font-size-complex="18pt"/>
    </style:style>
    <style:style style:name="P6" style:family="paragraph">
      <style:paragraph-properties fo:text-align="center"/>
      <style:text-properties fo:color="#00ffff" fo:font-size="6pt" fo:language="zxx" fo:country="none" style:font-size-asian="18pt" style:font-size-complex="18pt"/>
    </style:style>
    <style:style style:name="P7" style:family="paragraph">
      <style:paragraph-properties fo:line-height="0.254cm" fo:text-align="center"/>
    </style:style>
    <style:style style:name="P8" style:family="paragraph">
      <style:paragraph-properties fo:line-height="0.254cm" fo:text-align="center"/>
      <style:text-properties fo:color="#00ffff" fo:font-size="6pt" style:font-size-asian="18pt" style:font-size-complex="18pt"/>
    </style:style>
    <style:style style:name="P9" style:family="paragraph">
      <style:paragraph-properties fo:line-height="0.254cm" fo:text-align="center">
        <style:tab-stops/>
      </style:paragraph-properties>
    </style:style>
    <style:style style:name="P10" style:family="paragraph">
      <style:paragraph-properties fo:line-height="0.254cm" fo:text-align="center">
        <style:tab-stops/>
      </style:paragraph-properties>
      <style:text-properties fo:color="#00ffff" fo:font-size="4pt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00ffff" fo:font-size="6pt" style:font-size-asian="18pt" style:font-size-complex="18pt"/>
    </style:style>
    <style:style style:name="P13" style:family="paragraph">
      <style:paragraph-properties fo:text-align="center"/>
      <style:text-properties fo:color="#000000" fo:font-size="4pt" fo:language="zxx" fo:country="none" style:font-size-asian="18pt" style:font-size-complex="18pt"/>
    </style:style>
    <style:style style:name="P14" style:family="paragraph">
      <style:paragraph-properties fo:line-height="0.254cm"/>
    </style:style>
    <style:style style:name="P15" style:family="paragraph">
      <style:paragraph-properties fo:line-height="0.254cm"/>
      <style:text-properties fo:color="#00ffff" fo:font-size="4pt" fo:language="zxx" fo:country="none" style:font-size-asian="18pt" style:font-size-complex="18pt"/>
    </style:style>
    <style:style style:name="P16" style:family="paragraph">
      <style:paragraph-properties fo:line-height="0.254cm" fo:text-align="start"/>
    </style:style>
    <style:style style:name="P17" style:family="paragraph">
      <style:paragraph-properties fo:line-height="0.254cm" fo:text-align="start"/>
      <style:text-properties fo:color="#00ffff" fo:font-size="4pt" style:font-size-asian="18pt" style:font-size-complex="18pt"/>
    </style:style>
    <style:style style:name="T1" style:family="text">
      <style:text-properties fo:color="#00ffff" fo:font-size="4pt" fo:language="zxx" fo:country="none" style:font-size-asian="18pt" style:font-size-complex="18pt"/>
    </style:style>
    <style:style style:name="T2" style:family="text">
      <style:text-properties fo:color="#00ffff" fo:font-size="6pt" style:font-size-asian="18pt" style:font-size-complex="18pt"/>
    </style:style>
    <style:style style:name="T3" style:family="text">
      <style:text-properties fo:color="#00ffff" fo:font-size="6pt" fo:language="zxx" fo:country="none" style:font-size-asian="18pt" style:font-size-complex="18pt"/>
    </style:style>
    <style:style style:name="T4" style:family="text">
      <style:text-properties fo:color="#00ffff" fo:font-size="4pt" style:font-size-asian="18pt" style:font-size-complex="18pt"/>
    </style:style>
    <style:style style:name="T5" style:family="text">
      <style:text-properties fo:color="#000000" fo:font-size="4pt" fo:language="zxx" fo:country="none" style:font-size-asian="18pt" style:font-size-complex="18pt"/>
    </style:style>
    <style:style style:name="T6" style:family="text">
      <style:text-properties fo:color="#00ffff" style:font-name="Liberation Sans3" fo:font-size="6pt" fo:language="zxx" fo:country="none" style:font-name-asian="Liberation Sans3" style:font-size-asian="18pt" style:font-name-complex="Liberation Sans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025cm" svg:height="16.07cm" svg:x="6.15cm" svg:y="6.81cm">
          <draw:image xlink:href="../RE224-LF-PCB-SUB-D-EUROCARD-2.54-100x160.jpg" xlink:type="simple" xlink:show="embed" xlink:actuate="onLoad">
            <text:p/>
          </draw:image>
        </draw:frame>
        <draw:g>
          <draw:line draw:style-name="gr2" draw:text-style-name="P2" draw:layer="CMP" svg:x1="14.208cm" svg:y1="13.446cm" svg:x2="14.97cm" svg:y2="13.446cm">
            <text:p/>
          </draw:line>
          <draw:line draw:style-name="gr2" draw:text-style-name="P2" draw:layer="CMP" svg:x1="14.208cm" svg:y1="13.7cm" svg:x2="14.97cm" svg:y2="13.7cm">
            <text:p/>
          </draw:line>
          <draw:line draw:style-name="gr2" draw:text-style-name="P2" draw:layer="CMP" svg:x1="14.208cm" svg:y1="13.954cm" svg:x2="14.97cm" svg:y2="13.954cm">
            <text:p/>
          </draw:line>
          <draw:line draw:style-name="gr2" draw:text-style-name="P2" draw:layer="CMP" svg:x1="14.208cm" svg:y1="14.208cm" svg:x2="14.97cm" svg:y2="14.208cm">
            <text:p/>
          </draw:line>
          <draw:line draw:style-name="gr2" draw:text-style-name="P2" draw:layer="CMP" svg:x1="14.208cm" svg:y1="14.462cm" svg:x2="14.97cm" svg:y2="14.462cm">
            <text:p/>
          </draw:line>
          <draw:line draw:style-name="gr2" draw:text-style-name="P2" draw:layer="CMP" svg:x1="14.208cm" svg:y1="14.716cm" svg:x2="14.97cm" svg:y2="14.716cm">
            <text:p/>
          </draw:line>
          <draw:line draw:style-name="gr2" draw:text-style-name="P2" draw:layer="CMP" svg:x1="14.208cm" svg:y1="14.97cm" svg:x2="14.97cm" svg:y2="14.97cm">
            <text:p/>
          </draw:line>
          <draw:line draw:style-name="gr2" draw:text-style-name="P2" draw:layer="CMP" svg:x1="14.208cm" svg:y1="15.224cm" svg:x2="14.97cm" svg:y2="15.224cm">
            <text:p/>
          </draw:line>
          <draw:line draw:style-name="gr2" draw:text-style-name="P2" draw:layer="CMP" svg:x1="14.208cm" svg:y1="15.478cm" svg:x2="14.97cm" svg:y2="15.478cm">
            <text:p/>
          </draw:line>
          <draw:line draw:style-name="gr2" draw:text-style-name="P2" draw:layer="CMP" svg:x1="14.208cm" svg:y1="15.732cm" svg:x2="14.97cm" svg:y2="15.732cm">
            <text:p/>
          </draw:line>
          <draw:line draw:style-name="gr2" draw:text-style-name="P2" draw:layer="CMP" svg:x1="14.208cm" svg:y1="15.986cm" svg:x2="14.97cm" svg:y2="15.986cm">
            <text:p/>
          </draw:line>
          <draw:line draw:style-name="gr2" draw:text-style-name="P2" draw:layer="CMP" svg:x1="14.208cm" svg:y1="16.24cm" svg:x2="14.97cm" svg:y2="16.24cm">
            <text:p/>
          </draw:line>
          <draw:line draw:style-name="gr2" draw:text-style-name="P2" draw:layer="CMP" svg:x1="14.208cm" svg:y1="13.192cm" svg:x2="14.97cm" svg:y2="13.192cm">
            <text:p/>
          </draw:line>
          <draw:line draw:style-name="gr2" draw:text-style-name="P2" draw:layer="CMP" svg:x1="14.208cm" svg:y1="16.494cm" svg:x2="14.97cm" svg:y2="16.494cm">
            <text:p/>
          </draw:line>
          <draw:custom-shape draw:style-name="gr3" draw:text-style-name="P4" draw:layer="CMP" svg:width="0.762cm" svg:height="3.442cm" svg:x="14.198cm" svg:y="13.123cm">
            <text:p text:style-name="P3"><text:span text:style-name="T1">Mclr</text:span><text:span text:style-name="T1"><text:tab/></text:span><text:span text:style-name="T1">pgd</text:span></text:p>
            <text:p text:style-name="P3"><text:span text:style-name="T1">A0</text:span><text:span text:style-name="T1"><text:tab/></text:span><text:span text:style-name="T1">pgc</text:span></text:p>
            <text:p text:style-name="P3"><text:span text:style-name="T1">A1</text:span><text:span text:style-name="T1"><text:tab/></text:span><text:span text:style-name="T1">B5</text:span></text:p>
            <text:p text:style-name="P3"><text:span text:style-name="T1">A2</text:span><text:span text:style-name="T1"><text:tab/></text:span><text:span text:style-name="T1">B4</text:span></text:p>
            <text:p text:style-name="P3"><text:span text:style-name="T1">A3</text:span><text:span text:style-name="T1"><text:tab/></text:span><text:span text:style-name="T1">B3</text:span></text:p>
            <text:p text:style-name="P3"><text:span text:style-name="T1">A4</text:span><text:span text:style-name="T1"><text:tab/></text:span><text:span text:style-name="T1">B2</text:span></text:p>
            <text:p text:style-name="P3"><text:span text:style-name="T1">A5</text:span><text:span text:style-name="T1"><text:tab/></text:span><text:span text:style-name="T1">B1</text:span></text:p>
            <text:p text:style-name="P3"><text:span text:style-name="T1">Vss</text:span><text:span text:style-name="T1"><text:tab/></text:span><text:span text:style-name="T1">B0</text:span></text:p>
            <text:p text:style-name="P3"><text:span text:style-name="T1">A7</text:span><text:span text:style-name="T1"><text:tab/></text:span><text:span text:style-name="T1">Vdd</text:span></text:p>
            <text:p text:style-name="P3"><text:span text:style-name="T1">A6</text:span><text:span text:style-name="T1"><text:tab/></text:span><text:span text:style-name="T1">Vss</text:span></text:p>
            <text:p text:style-name="P3"><text:span text:style-name="T1">C0</text:span><text:span text:style-name="T1"><text:tab/></text:span><text:span text:style-name="T1">C7</text:span></text:p>
            <text:p text:style-name="P3"><text:span text:style-name="T1">C1</text:span><text:span text:style-name="T1"><text:tab/></text:span><text:span text:style-name="T1">C6</text:span></text:p>
            <text:p text:style-name="P3"><text:span text:style-name="T1">C2</text:span><text:span text:style-name="T1"><text:tab/></text:span><text:span text:style-name="T1">C5</text:span></text:p>
            <text:p text:style-name="P3"><text:span text:style-name="T1">C3</text:span><text:span text:style-name="T1"><text:tab/></text:span><text:span text:style-name="T1">C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CMP" svg:width="3.81cm" svg:height="1.27cm" draw:transform="rotate (-1.5707963267949) translate (15.224cm 12.938cm)">
            <text:p text:style-name="P1"><text:span text:style-name="T2">pic18f26k22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2" draw:text-style-name="P2" draw:layer="CMP" svg:x1="11.924cm" svg:y1="13.7cm" svg:x2="11.162cm" svg:y2="13.7cm">
            <text:p/>
          </draw:line>
          <draw:polygon draw:style-name="gr5" draw:text-style-name="P2" draw:layer="CMP" svg:width="0.276cm" svg:height="0.253cm" draw:transform="rotate (-1.56154608175933) translate (11.6806897871841cm 13.5547202667096cm)" svg:viewBox="0 0 277 254" draw:points="0,0 277,0 139,254">
            <text:p/>
          </draw:polygon>
          <draw:line draw:style-name="gr6" draw:text-style-name="P2" draw:layer="CMP" svg:x1="11.432cm" svg:y1="13.557cm" svg:x2="11.435cm" svg:y2="13.834cm">
            <text:p/>
          </draw:line>
          <draw:custom-shape draw:style-name="gr7" draw:text-style-name="P1" draw:layer="CMP" svg:width="0.508cm" svg:height="0.762cm" draw:transform="rotate (-1.56154608175933) translate (11.922cm 13.43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6" draw:layer="CMP" svg:width="1.016cm" svg:height="1.016cm" svg:x="8.366cm" svg:y="8.62cm">
            <text:p text:style-name="P1"><text:span text:style-name="T3">1000u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CMP" svg:x1="9.128cm" svg:y1="9.128cm" svg:x2="8.62cm" svg:y2="9.128cm">
            <text:p/>
          </draw:line>
        </draw:g>
        <draw:g>
          <draw:custom-shape draw:style-name="gr9" draw:text-style-name="P8" draw:layer="CMP" svg:width="0.762cm" svg:height="0.762cm" svg:x="7.35cm" svg:y="8.874cm">
            <text:p text:style-name="P7"><text:span text:style-name="T2">Vacc+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CMP" svg:x1="7.604cm" svg:y1="8.874cm" svg:x2="7.604cm" svg:y2="9.128cm">
            <text:p/>
          </draw:line>
          <draw:line draw:style-name="gr2" draw:text-style-name="P2" draw:layer="CMP" svg:x1="7.858cm" svg:y1="8.874cm" svg:x2="7.858cm" svg:y2="9.128cm">
            <text:p/>
          </draw:line>
          <draw:line draw:style-name="gr2" draw:text-style-name="P2" draw:layer="CMP" svg:x1="8.112cm" svg:y1="8.874cm" svg:x2="8.112cm" svg:y2="9.128cm">
            <text:p/>
          </draw:line>
          <draw:line draw:style-name="gr2" draw:text-style-name="P2" draw:layer="CMP" svg:x1="7.604cm" svg:y1="9.636cm" svg:x2="7.604cm" svg:y2="9.382cm">
            <text:p/>
          </draw:line>
          <draw:line draw:style-name="gr2" draw:text-style-name="P2" draw:layer="CMP" svg:x1="8.112cm" svg:y1="9.382cm" svg:x2="8.112cm" svg:y2="9.636cm">
            <text:p/>
          </draw:line>
          <draw:line draw:style-name="gr2" draw:text-style-name="P2" draw:layer="layout" svg:x1="7.35cm" svg:y1="8.874cm" svg:x2="7.35cm" svg:y2="9.128cm">
            <text:p/>
          </draw:line>
          <draw:line draw:style-name="gr2" draw:text-style-name="P2" draw:layer="layout" svg:x1="7.35cm" svg:y1="9.382cm" svg:x2="7.35cm" svg:y2="9.636cm">
            <text:p/>
          </draw:line>
          <draw:line draw:style-name="gr2" draw:text-style-name="P2" draw:layer="layout" svg:x1="7.858cm" svg:y1="9.636cm" svg:x2="7.858cm" svg:y2="9.382cm">
            <text:p/>
          </draw:line>
        </draw:g>
        <draw:g>
          <draw:custom-shape draw:style-name="gr10" draw:text-style-name="P2" draw:layer="CMP" svg:width="0.762cm" svg:height="1.016cm" draw:transform="rotate (-3.14159265358979) translate (9.636cm 18.78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0" draw:layer="CMP" svg:width="0.473cm" svg:height="0.912cm" draw:transform="rotate (-3.14159265358979) translate (9.574cm 18.718cm)">
            <text:p text:style-name="P9"><text:span text:style-name="T4">G</text:span></text:p>
            <text:p text:style-name="P9"><text:span text:style-name="T4">D</text:span></text:p>
            <text:p text:style-name="P9"><text:span text:style-name="T4">S</text:span></text:p>
            <text:p text:style-name="P9"><text:span text:style-name="T4"><text:tab/>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CMP" svg:x1="9.382cm" svg:y1="18.018cm" svg:x2="9.382cm" svg:y2="18.272cm">
            <text:p/>
          </draw:line>
          <draw:line draw:style-name="gr2" draw:text-style-name="P2" draw:layer="CMP" svg:x1="9.382cm" svg:y1="18.272cm" svg:x2="9.382cm" svg:y2="18.526cm">
            <text:p/>
          </draw:line>
          <draw:custom-shape draw:style-name="gr12" draw:text-style-name="P2" draw:layer="CMP" svg:width="0.15cm" svg:height="0.912cm" draw:transform="rotate (-3.14159265358979) translate (9.251cm 18.718cm)">
            <text:p/>
            <draw:enhanced-geometry svg:viewBox="0 0 21600 21600" draw:type="rectangle" draw:enhanced-path="M 0 0 L 21600 0 21600 21600 0 21600 0 0 Z N"/>
          </draw:custom-shape>
        </draw:g>
        <draw:g draw:style-name="gr13">
          <draw:custom-shape draw:style-name="gr14" draw:text-style-name="P1" draw:layer="RST" svg:width="1.016cm" svg:height="1.016cm" svg:x="13.955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RST" svg:width="0.261cm" svg:height="0.271cm" svg:x="14.328cm" svg:y="11.7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ustom-shape draw:style-name="gr14" draw:text-style-name="P1" draw:layer="RST" svg:width="1.016cm" svg:height="1.016cm" svg:x="10.907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RST" svg:width="0.261cm" svg:height="0.271cm" svg:x="11.28cm" svg:y="11.5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ustom-shape draw:style-name="gr14" draw:text-style-name="P1" draw:layer="RST" svg:width="1.016cm" svg:height="1.016cm" svg:x="13.955cm" svg:y="17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RST" svg:width="0.261cm" svg:height="0.271cm" svg:x="14.328cm" svg:y="17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ustom-shape draw:style-name="gr14" draw:text-style-name="P1" draw:layer="RST" svg:width="1.016cm" svg:height="1.016cm" svg:x="10.907cm" svg:y="17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RST" svg:width="0.261cm" svg:height="0.271cm" svg:x="11.28cm" svg:y="17.8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1" draw:layer="CMP" svg:x1="8.112cm" svg:y1="9.636cm" svg:x2="8.112cm" svg:y2="18.526cm">
          <text:p/>
        </draw:line>
        <draw:g>
          <draw:custom-shape draw:style-name="gr10" draw:text-style-name="P2" draw:layer="CMP" svg:width="0.762cm" svg:height="1.016cm" draw:transform="rotate (-3.14159265358979) translate (9.636cm 15.986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0" draw:layer="CMP" svg:width="0.473cm" svg:height="0.912cm" draw:transform="rotate (-3.14159265358979) translate (9.574cm 15.924cm)">
            <text:p text:style-name="P9"><text:span text:style-name="T4">G</text:span></text:p>
            <text:p text:style-name="P9"><text:span text:style-name="T4">D</text:span></text:p>
            <text:p text:style-name="P9"><text:span text:style-name="T4">S</text:span></text:p>
            <text:p text:style-name="P9"><text:span text:style-name="T4"><text:tab/>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CMP" svg:x1="9.382cm" svg:y1="15.224cm" svg:x2="9.382cm" svg:y2="15.478cm">
            <text:p/>
          </draw:line>
          <draw:line draw:style-name="gr2" draw:text-style-name="P2" draw:layer="CMP" svg:x1="9.382cm" svg:y1="15.478cm" svg:x2="9.382cm" svg:y2="15.732cm">
            <text:p/>
          </draw:line>
          <draw:custom-shape draw:style-name="gr12" draw:text-style-name="P2" draw:layer="CMP" svg:width="0.15cm" svg:height="0.912cm" draw:transform="rotate (-3.14159265358979) translate (9.251cm 15.92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2" draw:layer="CMP" svg:width="0.762cm" svg:height="1.016cm" draw:transform="rotate (-3.14159265358979) translate (9.636cm 13.192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0" draw:layer="CMP" svg:width="0.473cm" svg:height="0.912cm" draw:transform="rotate (-3.14159265358979) translate (9.574cm 13.13cm)">
            <text:p text:style-name="P9"><text:span text:style-name="T4">G</text:span></text:p>
            <text:p text:style-name="P9"><text:span text:style-name="T4">D</text:span></text:p>
            <text:p text:style-name="P9"><text:span text:style-name="T4">S</text:span></text:p>
            <text:p text:style-name="P9"><text:span text:style-name="T4"><text:tab/>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CMP" svg:x1="9.382cm" svg:y1="12.43cm" svg:x2="9.382cm" svg:y2="12.684cm">
            <text:p/>
          </draw:line>
          <draw:line draw:style-name="gr2" draw:text-style-name="P2" draw:layer="CMP" svg:x1="9.382cm" svg:y1="12.684cm" svg:x2="9.382cm" svg:y2="12.938cm">
            <text:p/>
          </draw:line>
          <draw:custom-shape draw:style-name="gr12" draw:text-style-name="P2" draw:layer="CMP" svg:width="0.15cm" svg:height="0.912cm" draw:transform="rotate (-3.14159265358979) translate (9.251cm 13.13cm)">
            <text:p/>
            <draw:enhanced-geometry svg:viewBox="0 0 21600 21600" draw:type="rectangle" draw:enhanced-path="M 0 0 L 21600 0 21600 21600 0 21600 0 0 Z N"/>
          </draw:custom-shape>
        </draw:g>
        <draw:polyline draw:style-name="gr17" draw:text-style-name="P1" draw:layer="CMP" svg:width="5.608cm" svg:height="0.506cm" draw:transform="rotate (-1.63973683224867) translate (10.2740200616278cm 11.1865165597122cm)" svg:viewBox="0 0 5609 507" draw:points="0,385 5575,0 5609,507">
          <text:p/>
        </draw:polyline>
        <draw:line draw:style-name="gr18" draw:text-style-name="P1" draw:layer="CMP" svg:x1="9.382cm" svg:y1="11.16cm" svg:x2="10.906cm" svg:y2="11.16cm">
          <text:p/>
        </draw:line>
        <draw:line draw:style-name="gr18" draw:text-style-name="P1" draw:layer="CMP" svg:x1="9.382cm" svg:y1="13.954cm" svg:x2="9.89cm" svg:y2="13.954cm">
          <text:p/>
        </draw:line>
        <draw:g>
          <draw:line draw:style-name="gr2" draw:text-style-name="P2" draw:layer="CMP" svg:x1="11.924cm" svg:y1="15.224cm" svg:x2="11.162cm" svg:y2="15.224cm">
            <text:p/>
          </draw:line>
          <draw:polygon draw:style-name="gr5" draw:text-style-name="P2" draw:layer="CMP" svg:width="0.276cm" svg:height="0.253cm" draw:transform="rotate (-1.56154608175933) translate (11.6806897871841cm 15.0787202667096cm)" svg:viewBox="0 0 277 254" draw:points="0,0 277,0 139,254">
            <text:p/>
          </draw:polygon>
          <draw:line draw:style-name="gr6" draw:text-style-name="P2" draw:layer="CMP" svg:x1="11.432cm" svg:y1="15.081cm" svg:x2="11.435cm" svg:y2="15.358cm">
            <text:p/>
          </draw:line>
          <draw:custom-shape draw:style-name="gr7" draw:text-style-name="P1" draw:layer="CMP" svg:width="0.508cm" svg:height="0.762cm" draw:transform="rotate (-1.56154608175933) translate (11.922cm 14.963cm)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2" draw:text-style-name="P2" draw:layer="CMP" svg:x1="11.919cm" svg:y1="16.748cm" svg:x2="11.157cm" svg:y2="16.748cm">
            <text:p/>
          </draw:line>
          <draw:polygon draw:style-name="gr5" draw:text-style-name="P2" draw:layer="CMP" svg:width="0.276cm" svg:height="0.253cm" draw:transform="rotate (-1.56154608175933) translate (11.6756897871841cm 16.6027202667096cm)" svg:viewBox="0 0 277 254" draw:points="0,0 277,0 139,254">
            <text:p/>
          </draw:polygon>
          <draw:line draw:style-name="gr6" draw:text-style-name="P2" draw:layer="CMP" svg:x1="11.427cm" svg:y1="16.605cm" svg:x2="11.43cm" svg:y2="16.882cm">
            <text:p/>
          </draw:line>
          <draw:custom-shape draw:style-name="gr7" draw:text-style-name="P1" draw:layer="CMP" svg:width="0.508cm" svg:height="0.762cm" draw:transform="rotate (-1.56154608175933) translate (11.917cm 16.487cm)">
            <text:p/>
            <draw:enhanced-geometry svg:viewBox="0 0 21600 21600" draw:type="rectangle" draw:enhanced-path="M 0 0 L 21600 0 21600 21600 0 21600 0 0 Z N"/>
          </draw:custom-shape>
        </draw:g>
        <draw:line draw:style-name="gr19" draw:text-style-name="P1" draw:layer="CMP" svg:x1="9.382cm" svg:y1="12.684cm" svg:x2="8.112cm" svg:y2="12.684cm">
          <text:p/>
        </draw:line>
        <draw:line draw:style-name="gr19" draw:text-style-name="P1" draw:layer="CMP" svg:x1="9.382cm" svg:y1="15.732cm" svg:x2="8.112cm" svg:y2="15.732cm">
          <text:p/>
        </draw:line>
        <draw:line draw:style-name="gr19" draw:text-style-name="P1" draw:layer="CMP" svg:x1="9.382cm" svg:y1="18.526cm" svg:x2="8.112cm" svg:y2="18.526cm">
          <text:p/>
        </draw:line>
        <draw:g>
          <draw:custom-shape draw:style-name="gr9" draw:text-style-name="P8" draw:layer="CMP" svg:width="1.016cm" svg:height="0.254cm" draw:transform="rotate (1.5707963267949) translate (8.874cm 15.224cm)">
            <text:p text:style-name="P7"><text:span text:style-name="T2">B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CMP" svg:x1="8.874cm" svg:y1="14.716cm" svg:x2="9.128cm" svg:y2="14.716cm">
            <text:p/>
          </draw:line>
          <draw:line draw:style-name="gr2" draw:text-style-name="P2" draw:layer="CMP" svg:x1="8.874cm" svg:y1="14.97cm" svg:x2="9.128cm" svg:y2="14.97cm">
            <text:p/>
          </draw:line>
          <draw:line draw:style-name="gr2" draw:text-style-name="P2" draw:layer="CMP" svg:x1="8.874cm" svg:y1="15.224cm" svg:x2="9.128cm" svg:y2="15.224cm">
            <text:p/>
          </draw:line>
          <draw:line draw:style-name="gr2" draw:text-style-name="P2" draw:layer="CMP" svg:x1="8.874cm" svg:y1="14.462cm" svg:x2="9.128cm" svg:y2="14.462cm">
            <text:p/>
          </draw:line>
          <draw:line draw:style-name="gr2" draw:text-style-name="P2" draw:layer="CMP" svg:x1="8.874cm" svg:y1="14.208cm" svg:x2="9.128cm" svg:y2="14.208cm">
            <text:p/>
          </draw:line>
          <draw:line draw:style-name="gr2" draw:text-style-name="P2" draw:layer="CMP" svg:x1="9.382cm" svg:y1="14.208cm" svg:x2="9.128cm" svg:y2="14.208cm">
            <text:p/>
          </draw:line>
          <draw:line draw:style-name="gr2" draw:text-style-name="P2" draw:layer="CMP" svg:x1="9.382cm" svg:y1="15.224cm" svg:x2="9.128cm" svg:y2="15.224cm">
            <text:p/>
          </draw:line>
        </draw:g>
        <draw:g>
          <draw:custom-shape draw:style-name="gr9" draw:text-style-name="P8" draw:layer="CMP" svg:width="1.016cm" svg:height="0.254cm" draw:transform="rotate (1.5707963267949) translate (8.874cm 18.018cm)">
            <text:p text:style-name="P7"><text:span text:style-name="T2">A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CMP" svg:x1="8.874cm" svg:y1="17.51cm" svg:x2="9.128cm" svg:y2="17.51cm">
            <text:p/>
          </draw:line>
          <draw:line draw:style-name="gr2" draw:text-style-name="P2" draw:layer="CMP" svg:x1="8.874cm" svg:y1="17.764cm" svg:x2="9.128cm" svg:y2="17.764cm">
            <text:p/>
          </draw:line>
          <draw:line draw:style-name="gr2" draw:text-style-name="P2" draw:layer="CMP" svg:x1="8.874cm" svg:y1="18.018cm" svg:x2="9.128cm" svg:y2="18.018cm">
            <text:p/>
          </draw:line>
          <draw:line draw:style-name="gr2" draw:text-style-name="P2" draw:layer="CMP" svg:x1="8.874cm" svg:y1="17.256cm" svg:x2="9.128cm" svg:y2="17.256cm">
            <text:p/>
          </draw:line>
          <draw:line draw:style-name="gr2" draw:text-style-name="P2" draw:layer="CMP" svg:x1="8.874cm" svg:y1="17.002cm" svg:x2="9.128cm" svg:y2="17.002cm">
            <text:p/>
          </draw:line>
          <draw:line draw:style-name="gr2" draw:text-style-name="P2" draw:layer="CMP" svg:x1="9.382cm" svg:y1="17.002cm" svg:x2="9.128cm" svg:y2="17.002cm">
            <text:p/>
          </draw:line>
          <draw:line draw:style-name="gr2" draw:text-style-name="P2" draw:layer="CMP" svg:x1="9.382cm" svg:y1="18.018cm" svg:x2="9.128cm" svg:y2="18.018cm">
            <text:p/>
          </draw:line>
        </draw:g>
        <draw:g>
          <draw:custom-shape draw:style-name="gr9" draw:text-style-name="P8" draw:layer="CMP" svg:width="1.016cm" svg:height="0.254cm" draw:transform="rotate (1.5707963267949) translate (8.874cm 12.43cm)">
            <text:p text:style-name="P7"><text:span text:style-name="T2">C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CMP" svg:x1="8.874cm" svg:y1="11.922cm" svg:x2="9.128cm" svg:y2="11.922cm">
            <text:p/>
          </draw:line>
          <draw:line draw:style-name="gr2" draw:text-style-name="P2" draw:layer="CMP" svg:x1="8.874cm" svg:y1="12.176cm" svg:x2="9.128cm" svg:y2="12.176cm">
            <text:p/>
          </draw:line>
          <draw:line draw:style-name="gr2" draw:text-style-name="P2" draw:layer="CMP" svg:x1="8.874cm" svg:y1="12.43cm" svg:x2="9.128cm" svg:y2="12.43cm">
            <text:p/>
          </draw:line>
          <draw:line draw:style-name="gr2" draw:text-style-name="P2" draw:layer="CMP" svg:x1="8.874cm" svg:y1="11.668cm" svg:x2="9.128cm" svg:y2="11.668cm">
            <text:p/>
          </draw:line>
          <draw:line draw:style-name="gr2" draw:text-style-name="P2" draw:layer="CMP" svg:x1="8.874cm" svg:y1="11.414cm" svg:x2="9.128cm" svg:y2="11.414cm">
            <text:p/>
          </draw:line>
          <draw:line draw:style-name="gr2" draw:text-style-name="P2" draw:layer="CMP" svg:x1="9.382cm" svg:y1="11.414cm" svg:x2="9.128cm" svg:y2="11.414cm">
            <text:p/>
          </draw:line>
          <draw:line draw:style-name="gr2" draw:text-style-name="P2" draw:layer="CMP" svg:x1="9.382cm" svg:y1="12.43cm" svg:x2="9.128cm" svg:y2="12.43cm">
            <text:p/>
          </draw:line>
        </draw:g>
        <draw:line draw:style-name="gr2" draw:text-style-name="P1" draw:layer="CMP" svg:x1="9.128cm" svg:y1="9.128cm" svg:x2="8.62cm" svg:y2="9.128cm">
          <text:p/>
        </draw:line>
        <draw:line draw:style-name="gr2" draw:text-style-name="P1" draw:layer="CMP" svg:x1="11.16cm" svg:y1="13.446cm" svg:x2="10.906cm" svg:y2="13.446cm">
          <text:p/>
        </draw:line>
        <draw:line draw:style-name="gr2" draw:text-style-name="P1" draw:layer="CMP" svg:x1="11.16cm" svg:y1="13.446cm" svg:x2="11.16cm" svg:y2="13.7cm">
          <text:p/>
        </draw:line>
        <draw:line draw:style-name="gr2" draw:text-style-name="P1" draw:layer="CMP" svg:x1="11.16cm" svg:y1="12.938cm" svg:x2="10.906cm" svg:y2="12.938cm">
          <text:p/>
        </draw:line>
        <draw:g>
          <draw:custom-shape draw:style-name="gr10" draw:text-style-name="P2" draw:layer="CMP" svg:width="0.762cm" svg:height="1.016cm" draw:transform="rotate (-3.14159265358979) translate (9.636cm 17.51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0" draw:layer="CMP" svg:width="0.473cm" svg:height="0.912cm" draw:transform="rotate (-3.14159265358979) translate (9.574cm 17.448cm)">
            <text:p text:style-name="P9"><text:span text:style-name="T4">G</text:span></text:p>
            <text:p text:style-name="P9"><text:span text:style-name="T4">D</text:span></text:p>
            <text:p text:style-name="P9"><text:span text:style-name="T4">S</text:span></text:p>
            <text:p text:style-name="P9"><text:span text:style-name="T4"><text:tab/>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CMP" svg:x1="9.382cm" svg:y1="16.748cm" svg:x2="9.382cm" svg:y2="17.002cm">
            <text:p/>
          </draw:line>
          <draw:line draw:style-name="gr2" draw:text-style-name="P2" draw:layer="CMP" svg:x1="9.382cm" svg:y1="17.002cm" svg:x2="9.382cm" svg:y2="17.256cm">
            <text:p/>
          </draw:line>
          <draw:custom-shape draw:style-name="gr12" draw:text-style-name="P2" draw:layer="CMP" svg:width="0.15cm" svg:height="0.912cm" draw:transform="rotate (-3.14159265358979) translate (9.251cm 17.448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2" draw:layer="CMP" svg:width="0.762cm" svg:height="1.016cm" draw:transform="rotate (-3.14159265358979) translate (9.636cm 14.716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0" draw:layer="CMP" svg:width="0.473cm" svg:height="0.912cm" draw:transform="rotate (-3.14159265358979) translate (9.574cm 14.654cm)">
            <text:p text:style-name="P9"><text:span text:style-name="T4">G</text:span></text:p>
            <text:p text:style-name="P9"><text:span text:style-name="T4">D</text:span></text:p>
            <text:p text:style-name="P9"><text:span text:style-name="T4">S</text:span></text:p>
            <text:p text:style-name="P9"><text:span text:style-name="T4"><text:tab/>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CMP" svg:x1="9.382cm" svg:y1="13.954cm" svg:x2="9.382cm" svg:y2="14.208cm">
            <text:p/>
          </draw:line>
          <draw:line draw:style-name="gr2" draw:text-style-name="P2" draw:layer="CMP" svg:x1="9.382cm" svg:y1="14.208cm" svg:x2="9.382cm" svg:y2="14.462cm">
            <text:p/>
          </draw:line>
          <draw:custom-shape draw:style-name="gr12" draw:text-style-name="P2" draw:layer="CMP" svg:width="0.15cm" svg:height="0.912cm" draw:transform="rotate (-3.14159265358979) translate (9.251cm 14.654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2" draw:layer="CMP" svg:width="0.762cm" svg:height="1.016cm" draw:transform="rotate (-3.14159265358979) translate (9.636cm 11.922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0" draw:layer="CMP" svg:width="0.473cm" svg:height="0.912cm" draw:transform="rotate (-3.14159265358979) translate (9.574cm 11.86cm)">
            <text:p text:style-name="P9"><text:span text:style-name="T4">G</text:span></text:p>
            <text:p text:style-name="P9"><text:span text:style-name="T4">D</text:span></text:p>
            <text:p text:style-name="P9"><text:span text:style-name="T4">S</text:span></text:p>
            <text:p text:style-name="P9"><text:span text:style-name="T4"><text:tab/>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CMP" svg:x1="9.382cm" svg:y1="11.16cm" svg:x2="9.382cm" svg:y2="11.414cm">
            <text:p/>
          </draw:line>
          <draw:line draw:style-name="gr2" draw:text-style-name="P2" draw:layer="CMP" svg:x1="9.382cm" svg:y1="11.16cm" svg:x2="9.382cm" svg:y2="11.668cm">
            <text:p/>
          </draw:line>
          <draw:custom-shape draw:style-name="gr12" draw:text-style-name="P2" draw:layer="CMP" svg:width="0.15cm" svg:height="0.912cm" draw:transform="rotate (-3.14159265358979) translate (9.251cm 11.86cm)">
            <text:p/>
            <draw:enhanced-geometry svg:viewBox="0 0 21600 21600" draw:type="rectangle" draw:enhanced-path="M 0 0 L 21600 0 21600 21600 0 21600 0 0 Z N"/>
          </draw:custom-shape>
        </draw:g>
        <draw:line draw:style-name="gr20" draw:text-style-name="P1" draw:layer="CMP" svg:x1="10.652cm" svg:y1="13.192cm" svg:x2="10.144cm" svg:y2="13.192cm">
          <text:p/>
        </draw:line>
        <draw:line draw:style-name="gr21" draw:text-style-name="P1" draw:layer="CMP" svg:x1="10.906cm" svg:y1="14.208cm" svg:x2="10.144cm" svg:y2="14.208cm">
          <text:p/>
        </draw:line>
        <draw:line draw:style-name="gr2" draw:text-style-name="P1" draw:layer="CMP" svg:x1="11.16cm" svg:y1="14.462cm" svg:x2="10.906cm" svg:y2="14.462cm">
          <text:p/>
        </draw:line>
        <draw:line draw:style-name="gr2" draw:text-style-name="P1" draw:layer="CMP" svg:x1="11.16cm" svg:y1="14.97cm" svg:x2="10.906cm" svg:y2="14.97cm">
          <text:p/>
        </draw:line>
        <draw:line draw:style-name="gr2" draw:text-style-name="P1" draw:layer="CMP" svg:x1="11.16cm" svg:y1="14.97cm" svg:x2="11.16cm" svg:y2="15.224cm">
          <text:p/>
        </draw:line>
        <draw:line draw:style-name="gr2" draw:text-style-name="P1" draw:layer="CMP" svg:x1="11.922cm" svg:y1="14.97cm" svg:x2="11.922cm" svg:y2="15.224cm">
          <text:p/>
        </draw:line>
        <draw:path draw:style-name="gr22" draw:text-style-name="P1" draw:layer="CMP" svg:width="0.761cm" svg:height="1.269cm" draw:transform="rotate (-3.14159265358979) translate (10.906cm 17.002cm)" svg:viewBox="0 0 762 1270" svg:d="M0 1270c508 0 762-1270 762-1270">
          <text:p/>
        </draw:path>
        <draw:path draw:style-name="gr22" draw:text-style-name="P1" draw:layer="CMP" svg:width="0.253cm" svg:height="2.285cm" draw:transform="rotate (-3.14159265358979) translate (10.652cm 18.526cm)" svg:viewBox="0 0 254 2286" svg:d="M0 2286c254-508 254-2286 254-2286">
          <text:p/>
        </draw:path>
        <draw:line draw:style-name="gr23" draw:text-style-name="P1" draw:layer="CMP" svg:x1="11.16cm" svg:y1="13.192cm" svg:x2="10.906cm" svg:y2="13.192cm">
          <text:p/>
        </draw:line>
        <draw:g>
          <draw:custom-shape draw:style-name="gr10" draw:text-style-name="P2" draw:layer="CMP" svg:width="0.508cm" svg:height="0.508cm" svg:x="10.652cm" svg:y="12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CMP" svg:x1="10.906cm" svg:y1="12.938cm" svg:x2="10.906cm" svg:y2="13.446cm">
            <text:p/>
          </draw:line>
          <draw:custom-shape draw:style-name="gr24" draw:text-style-name="P12" draw:layer="CMP" svg:width="0.333cm" svg:height="0.259cm" draw:transform="rotate (1.5707963267949) translate (10.779cm 13.358cm)">
            <text:p text:style-name="P11"><text:span text:style-name="T2">470n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5" draw:text-style-name="P1" draw:layer="CMP" svg:x1="11.16cm" svg:y1="14.716cm" svg:x2="10.906cm" svg:y2="14.716cm">
          <text:p/>
        </draw:line>
        <draw:line draw:style-name="gr26" draw:text-style-name="P1" draw:layer="CMP" svg:x1="11.16cm" svg:y1="16.24cm" svg:x2="10.906cm" svg:y2="16.24cm">
          <text:p/>
        </draw:line>
        <draw:g>
          <draw:custom-shape draw:style-name="gr10" draw:text-style-name="P2" draw:layer="CMP" svg:width="0.508cm" svg:height="0.508cm" svg:x="10.652cm" svg:y="14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CMP" svg:x1="10.906cm" svg:y1="14.462cm" svg:x2="10.906cm" svg:y2="14.97cm">
            <text:p/>
          </draw:line>
          <draw:custom-shape draw:style-name="gr24" draw:text-style-name="P12" draw:layer="CMP" svg:width="0.333cm" svg:height="0.259cm" draw:transform="rotate (1.5707963267949) translate (10.779cm 14.882cm)">
            <text:p text:style-name="P11"><text:span text:style-name="T2">470n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CMP" svg:width="0.508cm" svg:height="0.508cm" svg:x="10.652cm" svg:y="15.9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CMP" svg:x1="10.906cm" svg:y1="15.986cm" svg:x2="10.906cm" svg:y2="16.494cm">
            <text:p/>
          </draw:line>
          <draw:custom-shape draw:style-name="gr24" draw:text-style-name="P12" draw:layer="CMP" svg:width="0.333cm" svg:height="0.259cm" draw:transform="rotate (1.5707963267949) translate (10.779cm 16.406cm)">
            <text:p text:style-name="P11"><text:span text:style-name="T2">470u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1" draw:layer="CMP" svg:x1="11.922cm" svg:y1="13.446cm" svg:x2="11.922cm" svg:y2="13.7cm">
          <text:p/>
        </draw:line>
        <draw:line draw:style-name="gr2" draw:text-style-name="P1" draw:layer="CMP" svg:x1="11.922cm" svg:y1="16.494cm" svg:x2="11.922cm" svg:y2="16.748cm">
          <text:p/>
        </draw:line>
        <draw:line draw:style-name="gr2" draw:text-style-name="P1" draw:layer="CMP" svg:x1="11.16cm" svg:y1="16.494cm" svg:x2="11.16cm" svg:y2="16.748cm">
          <text:p/>
        </draw:line>
        <draw:line draw:style-name="gr2" draw:text-style-name="P1" draw:layer="CMP" svg:x1="11.16cm" svg:y1="16.494cm" svg:x2="10.906cm" svg:y2="16.494cm">
          <text:p/>
        </draw:line>
        <draw:line draw:style-name="gr2" draw:text-style-name="P1" draw:layer="CMP" svg:x1="11.16cm" svg:y1="15.986cm" svg:x2="10.906cm" svg:y2="15.986cm">
          <text:p/>
        </draw:line>
        <draw:g>
          <draw:path draw:style-name="gr27" draw:text-style-name="P6" draw:layer="CMP" svg:width="2.199cm" svg:height="2.199cm" svg:x="6.255cm" svg:y="9.89cm" svg:viewBox="0 0 2200 2200" svg:d="M1100 550c-312 0-550 238-550 550s238 550 550 550 550-238 550-550-238-550-550-550zM1100 0c623 0 1100 477 1100 1100s-477 1100-1100 1100-1100-477-1100-1100 477-1100 1100-1100z">
            <text:p text:style-name="P1"><text:span text:style-name="T3">1000uH</text:span></text:p>
          </draw:path>
          <draw:line draw:style-name="gr2" draw:text-style-name="P1" draw:layer="CMP" svg:x1="7.35cm" svg:y1="10.398cm" svg:x2="7.35cm" svg:y2="9.89cm">
            <text:p/>
          </draw:line>
        </draw:g>
        <draw:polyline draw:style-name="gr18" draw:text-style-name="P1" draw:layer="CMP" svg:width="3.817cm" svg:height="0.252cm" draw:transform="rotate (0.066497044500984) translate (9.87988848050539cm 10.2461645120096cm)" svg:viewBox="0 0 3818 253" draw:points="0,152 1521,253 1538,0 3818,152">
          <text:p/>
        </draw:polyline>
        <draw:g>
          <draw:custom-shape draw:style-name="gr10" draw:text-style-name="P2" draw:layer="CMP" svg:width="0.508cm" svg:height="0.508cm" svg:x="11.922cm" svg:y="12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CMP" svg:x1="12.176cm" svg:y1="12.684cm" svg:x2="12.176cm" svg:y2="13.446cm">
            <text:p/>
          </draw:line>
          <draw:custom-shape draw:style-name="gr28" draw:text-style-name="P12" draw:layer="CMP" svg:width="0.333cm" svg:height="0.259cm" draw:transform="rotate (1.5707963267949) translate (12.049cm 13.19cm)">
            <text:p text:style-name="P11"><text:span text:style-name="T2">0.1u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CMP" svg:width="0.508cm" svg:height="0.508cm" svg:x="11.922cm" svg:y="14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CMP" svg:x1="12.176cm" svg:y1="14.208cm" svg:x2="12.176cm" svg:y2="14.97cm">
            <text:p/>
          </draw:line>
          <draw:custom-shape draw:style-name="gr28" draw:text-style-name="P12" draw:layer="CMP" svg:width="0.333cm" svg:height="0.259cm" draw:transform="rotate (1.5707963267949) translate (12.049cm 14.714cm)">
            <text:p text:style-name="P11"><text:span text:style-name="T2">0.1u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CMP" svg:width="0.508cm" svg:height="0.508cm" svg:x="11.922cm" svg:y="15.9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CMP" svg:x1="12.176cm" svg:y1="15.732cm" svg:x2="12.176cm" svg:y2="16.494cm">
            <text:p/>
          </draw:line>
          <draw:custom-shape draw:style-name="gr28" draw:text-style-name="P12" draw:layer="CMP" svg:width="0.333cm" svg:height="0.259cm" draw:transform="rotate (1.5707963267949) translate (12.049cm 16.238cm)">
            <text:p text:style-name="P11"><text:span text:style-name="T2">0.1u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0.508cm" svg:height="0.508cm" svg:x="12.176cm" svg:y="9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2" draw:layer="layout" svg:width="0.299cm" svg:height="0.288cm" draw:transform="rotate (1.5707963267949) translate (12.292cm 10.285cm)">
            <text:p text:style-name="P11"><text:span text:style-name="T2">1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437cm" svg:y1="10.144cm" svg:x2="12.43cm" svg:y2="9.89cm">
            <text:p/>
          </draw:line>
        </draw:g>
        <draw:line draw:style-name="gr30" draw:text-style-name="P1" draw:layer="layout" svg:x1="10.652cm" svg:y1="9.382cm" svg:x2="11.414cm" svg:y2="9.382cm">
          <text:p/>
        </draw:line>
        <draw:line draw:style-name="gr18" draw:text-style-name="P1" draw:layer="layout" svg:x1="11.668cm" svg:y1="9.382cm" svg:x2="11.668cm" svg:y2="10.144cm">
          <text:p/>
        </draw:line>
        <draw:polyline draw:style-name="gr31" draw:text-style-name="P1" draw:layer="layout" svg:width="2.589cm" svg:height="0.497cm" draw:transform="rotate (0.197396738400559) translate (11.922cm 9.382cm)" svg:viewBox="0 0 2590 498" draw:points="0,0 2491,498 2590,0">
          <text:p/>
        </draw:polyline>
        <draw:g>
          <draw:custom-shape draw:style-name="gr10" draw:text-style-name="P2" draw:layer="CMP" svg:width="0.508cm" svg:height="0.508cm" svg:x="13.192cm" svg:y="9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CMP" svg:x1="13.446cm" svg:y1="9.382cm" svg:x2="13.446cm" svg:y2="10.144cm">
            <text:p/>
          </draw:line>
          <draw:custom-shape draw:style-name="gr24" draw:text-style-name="P12" draw:layer="CMP" svg:width="0.333cm" svg:height="0.259cm" draw:transform="rotate (1.5707963267949) translate (13.319cm 9.802cm)">
            <text:p text:style-name="P11"><text:span text:style-name="T2">0.1u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CMP" svg:width="0.762cm" svg:height="1.016cm" draw:transform="rotate (1.5707963267949) translate (11.16cm 9.636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0" draw:layer="CMP" svg:width="0.473cm" svg:height="0.912cm" draw:transform="rotate (1.5707963267949) translate (11.222cm 9.574cm)">
            <text:p text:style-name="P9"><text:span text:style-name="T4">IN</text:span></text:p>
            <text:p text:style-name="P9"><text:span text:style-name="T4">GND</text:span></text:p>
            <text:p text:style-name="P9"><text:span text:style-name="T4">OUT</text:span></text:p>
            <text:p text:style-name="P9"><text:span text:style-name="T4"><text:tab/>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CMP" svg:x1="11.922cm" svg:y1="9.382cm" svg:x2="11.668cm" svg:y2="9.382cm">
            <text:p/>
          </draw:line>
          <draw:line draw:style-name="gr2" draw:text-style-name="P2" draw:layer="CMP" svg:x1="11.668cm" svg:y1="9.382cm" svg:x2="11.922cm" svg:y2="9.382cm">
            <text:p/>
          </draw:line>
          <draw:custom-shape draw:style-name="gr12" draw:text-style-name="P2" draw:layer="CMP" svg:width="0.15cm" svg:height="0.912cm" draw:transform="rotate (1.5707963267949) translate (11.222cm 9.251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CMP" svg:x1="11.668cm" svg:y1="9.382cm" svg:x2="11.414cm" svg:y2="9.382cm">
            <text:p/>
          </draw:line>
        </draw:g>
        <draw:polyline draw:style-name="gr18" draw:text-style-name="P1" draw:layer="layout" svg:width="2.031cm" svg:height="0.253cm" draw:transform="rotate (-3.14159265358979) translate (11.922cm 12.684cm)" svg:viewBox="0 0 2032 254" draw:points="0,0 0,254 2032,254">
          <text:p/>
        </draw:polyline>
        <draw:path draw:style-name="gr20" draw:text-style-name="P1" draw:layer="CMP" svg:width="0.507cm" svg:height="1.015cm" draw:transform="rotate (-3.14159265358979) translate (10.906cm 12.684cm)" svg:viewBox="0 0 508 1016" svg:d="M0 0c254 0 508 508 508 1016">
          <text:p/>
        </draw:path>
        <draw:g>
          <draw:custom-shape draw:style-name="gr10" draw:text-style-name="P2" draw:layer="layout" svg:width="0.508cm" svg:height="0.508cm" draw:transform="rotate (1.5707963267949) translate (9.636cm 11.9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144cm" svg:y1="11.668cm" svg:x2="9.636cm" svg:y2="11.668cm">
            <text:p/>
          </draw:line>
          <draw:custom-shape draw:style-name="gr33" draw:text-style-name="P6" draw:layer="layout" svg:width="0.454cm" svg:height="0.171cm" draw:transform="rotate (-3.14159265358979) translate (10.119cm 11.756cm)">
            <text:p text:style-name="P1"><text:span text:style-name="T3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0.508cm" svg:height="0.508cm" draw:transform="rotate (1.5707963267949) translate (9.636cm 13.1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144cm" svg:y1="12.938cm" svg:x2="9.636cm" svg:y2="12.938cm">
            <text:p/>
          </draw:line>
          <draw:custom-shape draw:style-name="gr33" draw:text-style-name="P6" draw:layer="layout" svg:width="0.454cm" svg:height="0.171cm" draw:transform="rotate (-3.14159265358979) translate (10.119cm 13.026cm)">
            <text:p text:style-name="P1"><text:span text:style-name="T3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0.508cm" svg:height="0.508cm" draw:transform="rotate (1.5707963267949) translate (9.636cm 14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144cm" svg:y1="14.462cm" svg:x2="9.636cm" svg:y2="14.462cm">
            <text:p/>
          </draw:line>
          <draw:custom-shape draw:style-name="gr33" draw:text-style-name="P6" draw:layer="layout" svg:width="0.454cm" svg:height="0.171cm" draw:transform="rotate (-3.14159265358979) translate (10.119cm 14.55cm)">
            <text:p text:style-name="P1"><text:span text:style-name="T3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0.508cm" svg:height="0.508cm" draw:transform="rotate (1.5707963267949) translate (9.636cm 15.9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144cm" svg:y1="15.732cm" svg:x2="9.636cm" svg:y2="15.732cm">
            <text:p/>
          </draw:line>
          <draw:custom-shape draw:style-name="gr33" draw:text-style-name="P6" draw:layer="layout" svg:width="0.454cm" svg:height="0.171cm" draw:transform="rotate (-3.14159265358979) translate (10.119cm 15.82cm)">
            <text:p text:style-name="P1"><text:span text:style-name="T3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0.508cm" svg:height="0.508cm" draw:transform="rotate (1.5707963267949) translate (9.636cm 17.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144cm" svg:y1="17.256cm" svg:x2="9.636cm" svg:y2="17.256cm">
            <text:p/>
          </draw:line>
          <draw:custom-shape draw:style-name="gr33" draw:text-style-name="P6" draw:layer="layout" svg:width="0.454cm" svg:height="0.171cm" draw:transform="rotate (-3.14159265358979) translate (10.119cm 17.344cm)">
            <text:p text:style-name="P1"><text:span text:style-name="T3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0.508cm" svg:height="0.508cm" draw:transform="rotate (1.5707963267949) translate (9.636cm 18.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144cm" svg:y1="18.526cm" svg:x2="9.636cm" svg:y2="18.526cm">
            <text:p/>
          </draw:line>
          <draw:custom-shape draw:style-name="gr33" draw:text-style-name="P6" draw:layer="layout" svg:width="0.454cm" svg:height="0.171cm" draw:transform="rotate (-3.14159265358979) translate (10.119cm 18.614cm)">
            <text:p text:style-name="P1"><text:span text:style-name="T3">1k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line draw:style-name="gr18" draw:text-style-name="P1" draw:layer="layout" svg:width="2.031cm" svg:height="0.253cm" svg:x="9.89cm" svg:y="13.954cm" svg:viewBox="0 0 2032 254" draw:points="0,0 2032,0 2032,254">
          <text:p/>
        </draw:polyline>
        <draw:polyline draw:style-name="gr18" draw:text-style-name="P1" draw:layer="layout" svg:width="2.031cm" svg:height="0.253cm" svg:x="9.89cm" svg:y="15.478cm" svg:viewBox="0 0 2032 254" draw:points="2032,254 2032,0 0,0">
          <text:p/>
        </draw:polyline>
        <draw:line draw:style-name="gr2" draw:text-style-name="P2" draw:layer="layout" svg:x1="12.43cm" svg:y1="9.89cm" svg:x2="12.43cm" svg:y2="9.636cm">
          <text:p/>
        </draw:line>
        <draw:g>
          <draw:line draw:style-name="gr2" draw:text-style-name="P2" draw:layer="layout" svg:x1="12.432cm" svg:y1="9.383cm" svg:x2="12.43cm" svg:y2="9.636cm">
            <text:p/>
          </draw:line>
          <draw:custom-shape draw:style-name="gr7" draw:text-style-name="P1" draw:layer="layout" svg:width="0.508cm" svg:height="0.505cm" draw:transform="rotate (0.00925024503556995) translate (12.171cm 9.385cm)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" draw:layer="layout" svg:width="0.242cm" svg:height="0.233cm" svg:x="12.307cm" svg:y="9.3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5" draw:text-style-name="P2" draw:layer="layout" svg:width="0.156cm" svg:height="0.135cm" draw:transform="rotate (0.00628318530717959) translate (12.3488390625102cm 9.42785200933391cm)" svg:viewBox="0 0 157 136" draw:points="0,0 157,0 79,136">
            <text:p/>
          </draw:polygon>
          <draw:custom-shape draw:style-name="gr35" draw:text-style-name="P1" draw:layer="layout" svg:width="0.158cm" svg:height="0.037cm" svg:x="12.348cm" svg:y="9.503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line draw:style-name="gr2" draw:text-style-name="P2" draw:layer="layout" svg:x1="12.176cm" svg:y1="13.446cm" svg:x2="11.922cm" svg:y2="13.446cm">
          <text:p/>
        </draw:line>
        <draw:line draw:style-name="gr2" draw:text-style-name="P2" draw:layer="layout" svg:x1="12.176cm" svg:y1="14.97cm" svg:x2="11.922cm" svg:y2="14.97cm">
          <text:p/>
        </draw:line>
        <draw:line draw:style-name="gr2" draw:text-style-name="P2" draw:layer="layout" svg:x1="12.176cm" svg:y1="16.494cm" svg:x2="11.922cm" svg:y2="16.494cm">
          <text:p/>
        </draw:line>
        <draw:g>
          <draw:g>
            <draw:line draw:style-name="gr2" draw:text-style-name="P2" draw:layer="CMP" svg:x1="12.437cm" svg:y1="12.682cm" svg:x2="12.43cm" svg:y2="13.192cm">
              <text:p/>
            </draw:line>
            <draw:polygon draw:style-name="gr5" draw:text-style-name="P2" draw:layer="CMP" svg:width="0.276cm" svg:height="0.253cm" draw:transform="rotate (0.00925024503556995) translate (12.2917202667096cm 12.7763102128159cm)" svg:viewBox="0 0 277 254" draw:points="0,0 277,0 139,254">
              <text:p/>
            </draw:polygon>
            <draw:line draw:style-name="gr6" draw:text-style-name="P2" draw:layer="CMP" svg:x1="12.294cm" svg:y1="13.026cm" svg:x2="12.571cm" svg:y2="13.023cm">
              <text:p/>
            </draw:line>
            <draw:custom-shape draw:style-name="gr7" draw:text-style-name="P1" draw:layer="CMP" svg:width="0.508cm" svg:height="0.51cm" draw:transform="rotate (0.00925024503556995) translate (12.176cm 12.684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2" draw:text-style-name="P2" draw:layer="layout" svg:x1="12.684cm" svg:y1="12.684cm" svg:x2="11.922cm" svg:y2="12.684cm">
            <text:p/>
          </draw:line>
          <draw:line draw:style-name="gr2" draw:text-style-name="P2" draw:layer="layout" svg:x1="12.938cm" svg:y1="13.192cm" svg:x2="11.922cm" svg:y2="13.192cm">
            <text:p/>
          </draw:line>
          <draw:g>
            <draw:custom-shape draw:style-name="gr10" draw:text-style-name="P2" draw:layer="layout" svg:width="0.508cm" svg:height="0.508cm" svg:x="12.43cm" svg:y="12.6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684cm" svg:y1="13.192cm" svg:x2="12.684cm" svg:y2="12.679cm">
              <text:p/>
            </draw:line>
            <draw:custom-shape draw:style-name="gr33" draw:text-style-name="P6" draw:layer="layout" svg:width="0.454cm" svg:height="0.171cm" draw:transform="rotate (1.5707963267949) translate (12.605cm 13.156cm)">
              <text:p text:style-name="P1"><text:span text:style-name="T3">32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0" draw:text-style-name="P2" draw:layer="layout" svg:width="0.508cm" svg:height="0.513cm" svg:x="12.684cm" svg:y="12.6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38cm" svg:y1="12.679cm" svg:x2="12.938cm" svg:y2="13.192cm">
              <text:p/>
            </draw:line>
            <draw:custom-shape draw:style-name="gr28" draw:text-style-name="P12" draw:layer="layout" svg:width="0.312cm" svg:height="0.259cm" draw:transform="rotate (1.5707963267949) translate (12.811cm 13.079cm)">
              <text:p text:style-name="P11"><text:span text:style-name="T2">10nf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path draw:style-name="gr21" draw:text-style-name="P1" draw:layer="CMP" svg:width="0.253cm" svg:height="1.015cm" draw:transform="rotate (-3.14159265358979) translate (10.652cm 15.732cm)" svg:viewBox="0 0 254 1016" svg:d="M0 1016c254-254 254-508 254-1016">
          <text:p/>
        </draw:path>
        <draw:g>
          <draw:line draw:style-name="gr2" draw:text-style-name="P2" draw:layer="CMP" svg:x1="11.922cm" svg:y1="13.192cm" svg:x2="11.16cm" svg:y2="13.192cm">
            <text:p/>
          </draw:line>
          <draw:line draw:style-name="gr2" draw:text-style-name="P2" draw:layer="CMP" svg:x1="11.922cm" svg:y1="12.938cm" svg:x2="11.16cm" svg:y2="12.938cm">
            <text:p/>
          </draw:line>
          <draw:line draw:style-name="gr2" draw:text-style-name="P2" draw:layer="CMP" svg:x1="11.922cm" svg:y1="12.684cm" svg:x2="11.16cm" svg:y2="12.684cm">
            <text:p/>
          </draw:line>
          <draw:line draw:style-name="gr2" draw:text-style-name="P2" draw:layer="CMP" svg:x1="11.922cm" svg:y1="13.446cm" svg:x2="11.16cm" svg:y2="13.446cm">
            <text:p/>
          </draw:line>
          <draw:custom-shape draw:style-name="gr3" draw:text-style-name="P4" draw:layer="CMP" svg:width="0.762cm" svg:height="0.909cm" draw:transform="rotate (-3.14159265358979) translate (11.932cm 13.529cm)">
            <text:p text:style-name="P3"><text:span text:style-name="T1">Vcc</text:span><text:span text:style-name="T1"><text:tab/></text:span><text:span text:style-name="T1">Vb</text:span></text:p>
            <text:p text:style-name="P3"><text:span text:style-name="T1">Hin</text:span><text:span text:style-name="T1"><text:tab/></text:span><text:span text:style-name="T1">Ho</text:span></text:p>
            <text:p text:style-name="P3"><text:span text:style-name="T1">Lin</text:span><text:span text:style-name="T1"><text:tab/></text:span><text:span text:style-name="T1">Vs</text:span></text:p>
            <text:p text:style-name="P3"><text:span text:style-name="T1">Com</text:span><text:span text:style-name="T1"><text:tab/></text:span><text:span text:style-name="T1">Lo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CMP" svg:width="1.27cm" svg:height="1.27cm" draw:transform="rotate (1.5707963267949) translate (10.906cm 13.7cm)">
            <text:p text:style-name="P1"><text:span text:style-name="T2">IR230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0.092cm" svg:height="0.097cm" draw:transform="rotate (1.5707963267949) translate (11.826cm 13.4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2" draw:text-style-name="P2" draw:layer="layout" svg:x1="12.437cm" svg:y1="14.204cm" svg:x2="12.43cm" svg:y2="14.714cm">
              <text:p/>
            </draw:line>
            <draw:polygon draw:style-name="gr5" draw:text-style-name="P2" draw:layer="layout" svg:width="0.276cm" svg:height="0.253cm" draw:transform="rotate (0.00925024503556995) translate (12.2917202667096cm 14.2983102128159cm)" svg:viewBox="0 0 277 254" draw:points="0,0 277,0 139,254">
              <text:p/>
            </draw:polygon>
            <draw:line draw:style-name="gr6" draw:text-style-name="P2" draw:layer="layout" svg:x1="12.294cm" svg:y1="14.548cm" svg:x2="12.571cm" svg:y2="14.545cm">
              <text:p/>
            </draw:line>
            <draw:custom-shape draw:style-name="gr7" draw:text-style-name="P1" draw:layer="layout" svg:width="0.508cm" svg:height="0.51cm" draw:transform="rotate (0.00925024503556995) translate (12.176cm 14.20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2" draw:text-style-name="P2" draw:layer="layout" svg:x1="12.684cm" svg:y1="14.206cm" svg:x2="11.922cm" svg:y2="14.206cm">
            <text:p/>
          </draw:line>
          <draw:line draw:style-name="gr2" draw:text-style-name="P2" draw:layer="layout" svg:x1="12.938cm" svg:y1="14.714cm" svg:x2="11.922cm" svg:y2="14.714cm">
            <text:p/>
          </draw:line>
          <draw:g>
            <draw:custom-shape draw:style-name="gr10" draw:text-style-name="P2" draw:layer="layout" svg:width="0.508cm" svg:height="0.508cm" svg:x="12.43cm" svg:y="14.2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684cm" svg:y1="14.714cm" svg:x2="12.684cm" svg:y2="14.201cm">
              <text:p/>
            </draw:line>
            <draw:custom-shape draw:style-name="gr33" draw:text-style-name="P6" draw:layer="layout" svg:width="0.454cm" svg:height="0.171cm" draw:transform="rotate (1.5707963267949) translate (12.605cm 14.678cm)">
              <text:p text:style-name="P1"><text:span text:style-name="T3">32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0" draw:text-style-name="P2" draw:layer="layout" svg:width="0.508cm" svg:height="0.513cm" svg:x="12.684cm" svg:y="14.2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38cm" svg:y1="14.201cm" svg:x2="12.938cm" svg:y2="14.714cm">
              <text:p/>
            </draw:line>
            <draw:custom-shape draw:style-name="gr28" draw:text-style-name="P12" draw:layer="layout" svg:width="0.312cm" svg:height="0.259cm" draw:transform="rotate (1.5707963267949) translate (12.811cm 14.601cm)">
              <text:p text:style-name="P11"><text:span text:style-name="T2">10nf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line draw:style-name="gr2" draw:text-style-name="P2" draw:layer="layout" svg:x1="12.437cm" svg:y1="15.735cm" svg:x2="12.43cm" svg:y2="16.245cm">
              <text:p/>
            </draw:line>
            <draw:polygon draw:style-name="gr5" draw:text-style-name="P2" draw:layer="layout" svg:width="0.276cm" svg:height="0.253cm" draw:transform="rotate (0.00925024503556995) translate (12.2917202667096cm 15.8293102128159cm)" svg:viewBox="0 0 277 254" draw:points="0,0 277,0 139,254">
              <text:p/>
            </draw:polygon>
            <draw:line draw:style-name="gr6" draw:text-style-name="P2" draw:layer="layout" svg:x1="12.294cm" svg:y1="16.079cm" svg:x2="12.571cm" svg:y2="16.076cm">
              <text:p/>
            </draw:line>
            <draw:custom-shape draw:style-name="gr7" draw:text-style-name="P1" draw:layer="layout" svg:width="0.508cm" svg:height="0.51cm" draw:transform="rotate (0.00925024503556995) translate (12.176cm 15.737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2" draw:text-style-name="P2" draw:layer="layout" svg:x1="12.684cm" svg:y1="15.737cm" svg:x2="11.922cm" svg:y2="15.737cm">
            <text:p/>
          </draw:line>
          <draw:line draw:style-name="gr2" draw:text-style-name="P2" draw:layer="layout" svg:x1="12.938cm" svg:y1="16.245cm" svg:x2="11.922cm" svg:y2="16.245cm">
            <text:p/>
          </draw:line>
          <draw:g>
            <draw:custom-shape draw:style-name="gr10" draw:text-style-name="P2" draw:layer="layout" svg:width="0.508cm" svg:height="0.508cm" svg:x="12.43cm" svg:y="15.7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684cm" svg:y1="16.245cm" svg:x2="12.684cm" svg:y2="15.732cm">
              <text:p/>
            </draw:line>
            <draw:custom-shape draw:style-name="gr33" draw:text-style-name="P6" draw:layer="layout" svg:width="0.454cm" svg:height="0.171cm" draw:transform="rotate (1.5707963267949) translate (12.605cm 16.209cm)">
              <text:p text:style-name="P1"><text:span text:style-name="T3">32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0" draw:text-style-name="P2" draw:layer="layout" svg:width="0.508cm" svg:height="0.513cm" svg:x="12.684cm" svg:y="15.7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38cm" svg:y1="15.732cm" svg:x2="12.938cm" svg:y2="16.245cm">
              <text:p/>
            </draw:line>
            <draw:custom-shape draw:style-name="gr28" draw:text-style-name="P12" draw:layer="layout" svg:width="0.312cm" svg:height="0.259cm" draw:transform="rotate (1.5707963267949) translate (12.811cm 16.132cm)">
              <text:p text:style-name="P11"><text:span text:style-name="T2">10nF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2" draw:text-style-name="P2" draw:layer="CMP" svg:x1="11.922cm" svg:y1="14.716cm" svg:x2="11.16cm" svg:y2="14.716cm">
            <text:p/>
          </draw:line>
          <draw:line draw:style-name="gr2" draw:text-style-name="P2" draw:layer="CMP" svg:x1="11.922cm" svg:y1="14.462cm" svg:x2="11.16cm" svg:y2="14.462cm">
            <text:p/>
          </draw:line>
          <draw:line draw:style-name="gr2" draw:text-style-name="P2" draw:layer="CMP" svg:x1="11.922cm" svg:y1="14.208cm" svg:x2="11.16cm" svg:y2="14.208cm">
            <text:p/>
          </draw:line>
          <draw:line draw:style-name="gr2" draw:text-style-name="P2" draw:layer="CMP" svg:x1="11.922cm" svg:y1="14.97cm" svg:x2="11.16cm" svg:y2="14.97cm">
            <text:p/>
          </draw:line>
          <draw:custom-shape draw:style-name="gr3" draw:text-style-name="P4" draw:layer="CMP" svg:width="0.762cm" svg:height="0.909cm" draw:transform="rotate (-3.14159265358979) translate (11.932cm 15.053cm)">
            <text:p text:style-name="P3"><text:span text:style-name="T1">Vcc</text:span><text:span text:style-name="T1"><text:tab/></text:span><text:span text:style-name="T1">Vb</text:span></text:p>
            <text:p text:style-name="P3"><text:span text:style-name="T1">Hin</text:span><text:span text:style-name="T1"><text:tab/></text:span><text:span text:style-name="T1">Ho</text:span></text:p>
            <text:p text:style-name="P3"><text:span text:style-name="T1">Lin</text:span><text:span text:style-name="T1"><text:tab/></text:span><text:span text:style-name="T1">Vs</text:span></text:p>
            <text:p text:style-name="P3"><text:span text:style-name="T1">Com</text:span><text:span text:style-name="T1"><text:tab/></text:span><text:span text:style-name="T1">Lo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CMP" svg:width="1.27cm" svg:height="1.27cm" draw:transform="rotate (1.5707963267949) translate (10.906cm 15.224cm)">
            <text:p text:style-name="P1"><text:span text:style-name="T2">IR230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0.092cm" svg:height="0.097cm" draw:transform="rotate (1.5707963267949) translate (11.826cm 14.96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CMP" svg:x1="11.922cm" svg:y1="16.24cm" svg:x2="11.16cm" svg:y2="16.24cm">
            <text:p/>
          </draw:line>
          <draw:line draw:style-name="gr2" draw:text-style-name="P2" draw:layer="CMP" svg:x1="11.922cm" svg:y1="15.986cm" svg:x2="11.16cm" svg:y2="15.986cm">
            <text:p/>
          </draw:line>
          <draw:line draw:style-name="gr2" draw:text-style-name="P2" draw:layer="CMP" svg:x1="11.922cm" svg:y1="15.732cm" svg:x2="11.16cm" svg:y2="15.732cm">
            <text:p/>
          </draw:line>
          <draw:line draw:style-name="gr2" draw:text-style-name="P2" draw:layer="CMP" svg:x1="11.922cm" svg:y1="16.494cm" svg:x2="11.16cm" svg:y2="16.494cm">
            <text:p/>
          </draw:line>
          <draw:custom-shape draw:style-name="gr3" draw:text-style-name="P4" draw:layer="CMP" svg:width="0.762cm" svg:height="0.909cm" draw:transform="rotate (-3.14159265358979) translate (11.932cm 16.577cm)">
            <text:p text:style-name="P3"><text:span text:style-name="T1">Vcc</text:span><text:span text:style-name="T1"><text:tab/></text:span><text:span text:style-name="T1">Vb</text:span></text:p>
            <text:p text:style-name="P3"><text:span text:style-name="T1">Hin</text:span><text:span text:style-name="T1"><text:tab/></text:span><text:span text:style-name="T1">Ho</text:span></text:p>
            <text:p text:style-name="P3"><text:span text:style-name="T1">Lin</text:span><text:span text:style-name="T1"><text:tab/></text:span><text:span text:style-name="T1">Vs</text:span></text:p>
            <text:p text:style-name="P3"><text:span text:style-name="T1">Com</text:span><text:span text:style-name="T1"><text:tab/></text:span><text:span text:style-name="T1">Lo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CMP" svg:width="1.27cm" svg:height="1.27cm" draw:transform="rotate (1.5707963267949) translate (10.906cm 16.748cm)">
            <text:p text:style-name="P1"><text:span text:style-name="T2">IR230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0.092cm" svg:height="0.097cm" draw:transform="rotate (1.5707963267949) translate (11.826cm 16.4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7" draw:text-style-name="P1" draw:layer="layout" svg:width="0.9cm" svg:height="1.327cm" draw:transform="rotate (-2.60123871717235) translate (12.8478647689302cm 14.8209410443439cm)" svg:viewBox="0 0 901 1328" svg:d="M0 1306c1350 219 783-1306 783-1306">
          <text:p/>
        </draw:path>
        <draw:path draw:style-name="gr37" draw:text-style-name="P1" draw:layer="layout" svg:width="0.789cm" svg:height="1.305cm" draw:transform="rotate (-2.60123871717235) translate (12.8478647689302cm 16.3449410443439cm)" svg:viewBox="0 0 790 1306" svg:d="M0 1306c914-43 783-1306 783-1306">
          <text:p/>
        </draw:path>
        <draw:g>
          <draw:custom-shape draw:style-name="gr10" draw:text-style-name="P2" draw:layer="layout" svg:width="0.508cm" svg:height="0.344cm" svg:x="11.922cm" svg:y="20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2" draw:layer="layout" svg:width="0.299cm" svg:height="0.288cm" draw:transform="rotate (1.5707963267949) translate (12.027cm 20.945cm)">
            <text:p text:style-name="P11"><text:span text:style-name="T2">10k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176cm" svg:y1="20.812cm" svg:x2="12.176cm" svg:y2="20.558cm">
            <text:p/>
          </draw:line>
        </draw:g>
        <draw:path draw:style-name="gr39" draw:text-style-name="P1" draw:layer="layout" svg:width="1.367cm" svg:height="0.167cm" draw:transform="rotate (1.19031454986013) translate (13.7cm 10.144cm)" svg:viewBox="0 0 1368 168" svg:d="M0 0c424 377 1368 0 1368 0">
          <text:p/>
        </draw:path>
        <draw:g>
          <draw:polyline draw:style-name="gr40" draw:text-style-name="P1" draw:layer="layout" svg:width="1.131cm" svg:height="0.25cm" draw:transform="rotate (-1.08734012399247) translate (14.2944899031171cm 7.81714157442558cm)" svg:viewBox="0 0 1132 251" draw:points="0,118 290,251 907,0 1132,118">
            <text:p/>
          </draw:polyline>
          <draw:polyline draw:style-name="gr40" draw:text-style-name="P1" draw:layer="layout" svg:width="1.348cm" svg:height="0.25cm" draw:transform="rotate (-1.26833076742428) translate (14.1323100937148cm 7.56343637259328cm)" svg:viewBox="0 0 1349 251" draw:points="0,76 619,251 1107,0 1349,76">
            <text:p/>
          </draw:polyline>
          <draw:polyline draw:style-name="gr40" draw:text-style-name="P1" draw:layer="layout" svg:width="1.055cm" svg:height="0.172cm" draw:transform="rotate (-1.2915436464758) translate (13.98425671795cm 7.83971444646655cm)" svg:viewBox="0 0 1056 173" draw:points="0,70 407,173 812,0 1056,70">
            <text:p/>
          </draw:polyline>
          <draw:polyline draw:style-name="gr40" draw:text-style-name="P1" draw:layer="layout" svg:width="1.302cm" svg:height="0.122cm" draw:transform="rotate (-1.44949594378129) translate (13.8268179051292cm 7.57665864842911cm)" svg:viewBox="0 0 1303 123" draw:points="0,44 786,123 1051,0 1303,31">
            <text:p/>
          </draw:polyline>
          <draw:polyline draw:style-name="gr40" draw:text-style-name="P1" draw:layer="layout" svg:width="1.011cm" svg:height="0.04cm" draw:transform="rotate (-1.52070537726266) translate (13.6620240784219cm 7.86249480629693cm)" svg:viewBox="0 0 1012 41" draw:points="0,30 457,41 758,0 1012,13">
            <text:p/>
          </draw:polyline>
          <draw:polyline draw:style-name="gr40" draw:text-style-name="P1" draw:layer="layout" svg:width="1.283cm" svg:height="0.04cm" draw:transform="rotate (-1.61442955809476) translate (13.5316329525342cm 7.59229380264881cm)" svg:viewBox="0 0 1284 41" draw:points="0,30 679,0 1030,41 1284,30">
            <text:p/>
          </draw:polyline>
          <draw:custom-shape draw:style-name="gr41" draw:text-style-name="P6" draw:layer="CMP" svg:width="1.27cm" svg:height="1.778cm" svg:x="13.192cm" svg:y="6.334cm">
            <text:p text:style-name="P1"><text:span text:style-name="T3">RJ12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3" draw:layer="CMP" svg:width="0.166cm" svg:height="0.162cm" svg:x="14.113cm" svg:y="7.792cm">
            <text:p text:style-name="P1"><text:span text:style-name="T5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CMP" svg:width="0.254cm" svg:height="0.254cm" svg:x="13.192cm" svg:y="6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CMP" svg:width="0.254cm" svg:height="0.254cm" svg:x="14.208cm" svg:y="6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3" draw:layer="layout" svg:width="0.166cm" svg:height="0.162cm" svg:x="13.841cm" svg:y="7.793cm">
            <text:p text:style-name="P1"><text:span text:style-name="T5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3" draw:layer="layout" svg:width="0.166cm" svg:height="0.162cm" svg:x="13.557cm" svg:y="7.79cm">
            <text:p text:style-name="P1"><text:span text:style-name="T5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3" draw:layer="layout" svg:width="0.166cm" svg:height="0.162cm" svg:x="13.983cm" svg:y="7.516cm">
            <text:p text:style-name="P1"><text:span text:style-name="T5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3" draw:layer="layout" svg:width="0.166cm" svg:height="0.162cm" svg:x="13.711cm" svg:y="7.517cm">
            <text:p text:style-name="P1"><text:span text:style-name="T5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3" draw:layer="layout" svg:width="0.166cm" svg:height="0.162cm" svg:x="13.427cm" svg:y="7.514cm">
            <text:p text:style-name="P1"><text:span text:style-name="T5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4" draw:text-style-name="P15" draw:layer="layout" svg:width="0.762cm" svg:height="1.779cm" draw:transform="rotate (1.5707963267949) translate (13.191cm 8.874cm)">
            <draw:text-box>
              <text:p text:style-name="P14"><text:span text:style-name="T1">LVP</text:span></text:p>
              <text:p text:style-name="P14"><text:span text:style-name="T1">PGC</text:span></text:p>
              <text:p text:style-name="P14"><text:span text:style-name="T1">PGD</text:span></text:p>
              <text:p text:style-name="P14"><text:span text:style-name="T1">VSS</text:span></text:p>
              <text:p text:style-name="P14"><text:span text:style-name="T1">VDD</text:span></text:p>
              <text:p text:style-name="P14"><text:span text:style-name="T1">Vpp/MLCR</text:span></text:p>
            </draw:text-box>
          </draw:frame>
        </draw:g>
        <draw:g>
          <draw:custom-shape draw:style-name="gr10" draw:text-style-name="P2" draw:layer="layout" svg:width="0.508cm" svg:height="0.508cm" draw:transform="rotate (1.5707963267949) translate (14.462cm 9.3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2" draw:layer="layout" svg:width="0.299cm" svg:height="0.288cm" draw:transform="rotate (1.5707963267949) translate (14.564cm 9.271cm)">
            <text:p text:style-name="P11"><text:span text:style-name="T2">4k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716cm" svg:y1="9.121cm" svg:x2="14.716cm" svg:y2="8.874cm">
            <text:p/>
          </draw:line>
          <draw:line draw:style-name="gr2" draw:text-style-name="P2" draw:layer="layout" svg:x1="14.716cm" svg:y1="9.122cm" svg:x2="14.462cm" svg:y2="9.128cm">
            <text:p/>
          </draw:line>
          <draw:line draw:style-name="gr2" draw:text-style-name="P2" draw:layer="layout" svg:x1="14.716cm" svg:y1="9.122cm" svg:x2="14.716cm" svg:y2="9.382cm">
            <text:p/>
          </draw:line>
        </draw:g>
        <draw:path draw:style-name="gr45" draw:text-style-name="P1" draw:layer="layout" svg:width="3.884cm" svg:height="0.794cm" draw:transform="rotate (-1.76819306519546) translate (15.495941061793cm 9.53798916832688cm)" svg:viewBox="0 0 3885 795" svg:d="M0 795c1295-1295 2690-797 3885 0">
          <text:p/>
        </draw:path>
        <draw:path draw:style-name="gr45" draw:text-style-name="P1" draw:layer="layout" svg:width="3.984cm" svg:height="2.128cm" draw:transform="rotate (-1.76819306519546) translate (16.0417372609261cm 9.29155001110998cm)" svg:viewBox="0 0 3985 2129" svg:d="M0 2129c1295-1295 2640-2341 3985-2092">
          <text:p/>
        </draw:path>
        <draw:path draw:style-name="gr45" draw:text-style-name="P1" draw:layer="layout" svg:width="4.183cm" svg:height="2.42cm" draw:transform="rotate (-1.76819306519546) translate (16.0740592727386cm 9.34881476441533cm)" svg:viewBox="0 0 4184 2421" svg:d="M0 2421c1295-1295 2839-2640 4184-2391">
          <text:p/>
        </draw:path>
        <draw:path draw:style-name="gr46" draw:text-style-name="P1" draw:layer="layout" svg:width="5.671cm" svg:height="0.938cm" draw:transform="rotate (1.70047429021808) translate (15.1955337342934cm 15.0068363666407cm)" svg:viewBox="0 0 5672 939" svg:d="M0 285c876 1139 4785 624 5672-285">
          <text:p/>
        </draw:path>
        <draw:path draw:style-name="gr39" draw:text-style-name="P1" draw:layer="layout" svg:width="4.291cm" svg:height="3.677cm" draw:transform="rotate (1.19031454986013) translate (12.1059958920391cm 14.1292945800727cm)" svg:viewBox="0 0 4292 3678" svg:d="M4292 0c-283 2028-2500 4009-4292 3632">
          <text:p/>
        </draw:path>
        <draw:g>
          <draw:custom-shape draw:style-name="gr10" draw:text-style-name="P2" draw:layer="layout" svg:width="0.508cm" svg:height="0.344cm" svg:x="12.176cm" svg:y="20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2" draw:layer="layout" svg:width="0.299cm" svg:height="0.288cm" draw:transform="rotate (1.5707963267949) translate (12.281cm 20.945cm)">
            <text:p text:style-name="P11"><text:span text:style-name="T2">2k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43cm" svg:y1="20.812cm" svg:x2="12.43cm" svg:y2="20.558cm">
            <text:p/>
          </draw:line>
        </draw:g>
        <draw:g>
          <draw:custom-shape draw:style-name="gr10" draw:text-style-name="P2" draw:layer="layout" svg:width="0.508cm" svg:height="0.344cm" svg:x="12.43cm" svg:y="20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2" draw:layer="layout" svg:width="0.299cm" svg:height="0.288cm" draw:transform="rotate (1.5707963267949) translate (12.535cm 20.945cm)">
            <text:p text:style-name="P11"><text:span text:style-name="T2">2K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684cm" svg:y1="20.812cm" svg:x2="12.684cm" svg:y2="20.558cm">
            <text:p/>
          </draw:line>
        </draw:g>
        <draw:g>
          <draw:custom-shape draw:style-name="gr10" draw:text-style-name="P2" draw:layer="layout" svg:width="0.508cm" svg:height="0.344cm" svg:x="12.684cm" svg:y="20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2" draw:layer="layout" svg:width="0.299cm" svg:height="0.288cm" draw:transform="rotate (1.5707963267949) translate (12.789cm 20.945cm)">
            <text:p text:style-name="P11"><text:span text:style-name="T2">2K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938cm" svg:y1="20.812cm" svg:x2="12.938cm" svg:y2="20.558cm">
            <text:p/>
          </draw:line>
        </draw:g>
        <draw:g>
          <draw:custom-shape draw:style-name="gr10" draw:text-style-name="P2" draw:layer="layout" svg:width="0.508cm" svg:height="0.254cm" svg:x="14.97cm" svg:y="15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224cm" svg:y1="15.224cm" svg:x2="15.224cm" svg:y2="15.478cm">
            <text:p/>
          </draw:line>
          <draw:custom-shape draw:style-name="gr28" draw:text-style-name="P12" draw:layer="layout" svg:width="0.308cm" svg:height="0.259cm" draw:transform="rotate (1.5707963267949) translate (15.102cm 15.505cm)">
            <text:p text:style-name="P11"><text:span text:style-name="T2">0.1u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9" draw:text-style-name="P1" draw:layer="layout" svg:width="4.574cm" svg:height="0.84cm" draw:transform="rotate (1.19031454986013) translate (13.77893036349cm 19.9799771411701cm)" svg:viewBox="0 0 4575 841" svg:d="M4575 0c-1226 1038-4198 1132-4575 189">
          <text:p/>
        </draw:path>
        <draw:path draw:style-name="gr46" draw:text-style-name="P1" draw:layer="layout" svg:width="4.719cm" svg:height="1.529cm" draw:transform="rotate (1.70047429021808) translate (14.97cm 20.05cm)" svg:viewBox="0 0 4720 1530" svg:d="M0 0c88 1292 3833 2037 4720 1128">
          <text:p/>
        </draw:path>
        <draw:g>
          <draw:custom-shape draw:style-name="gr10" draw:text-style-name="P2" draw:layer="CMP" svg:width="0.508cm" svg:height="0.508cm" svg:x="12.684cm" svg:y="9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CMP" svg:x1="12.938cm" svg:y1="9.382cm" svg:x2="12.938cm" svg:y2="10.144cm">
            <text:p/>
          </draw:line>
          <draw:custom-shape draw:style-name="gr24" draw:text-style-name="P12" draw:layer="CMP" svg:width="0.333cm" svg:height="0.259cm" draw:transform="rotate (1.5707963267949) translate (12.811cm 9.802cm)">
            <text:p text:style-name="P11"><text:span text:style-name="T2">2u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21" draw:text-style-name="P1" draw:layer="layout" svg:width="1.07cm" svg:height="1.023cm" draw:transform="rotate (1.34739418253962) translate (12.9548131171333cm 15.5059819640505cm)" svg:viewBox="0 0 1071 1024" svg:d="M1071 0c-248 56-1104-270-1070 1024">
          <text:p/>
        </draw:path>
        <draw:path draw:style-name="gr22" draw:text-style-name="P1" draw:layer="layout" svg:width="0.761cm" svg:height="0.576cm" draw:transform="rotate (-3.14159265358979) translate (13.954cm 16.3092257914281cm)" svg:viewBox="0 0 762 577" svg:d="M0 69c254-254 508 254 762 508">
          <text:p/>
        </draw:path>
        <draw:path draw:style-name="gr22" draw:text-style-name="P1" draw:layer="layout" svg:width="0.761cm" svg:height="0.576cm" draw:transform="rotate (-3.14159265358979) translate (13.954cm 16.5632257914281cm)" svg:viewBox="0 0 762 577" svg:d="M0 69c254-254 762 254 762 508">
          <text:p/>
        </draw:path>
        <draw:g>
          <draw:custom-shape draw:style-name="gr47" draw:text-style-name="P6" draw:layer="layout" svg:width="0.508cm" svg:height="0.508cm" draw:transform="rotate (-1.5707963267949) translate (10.652cm 10.144cm)">
            <text:p text:style-name="P1"><text:span text:style-name="T3">0.001</text:span><text:span text:style-name="T6">Ω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398cm" svg:y1="10.398cm" svg:x2="10.398cm" svg:y2="11.16cm">
            <text:p/>
          </draw:line>
        </draw:g>
        <draw:line draw:style-name="gr18" draw:text-style-name="P1" draw:layer="layout" svg:x1="10.906cm" svg:y1="10.398cm" svg:x2="10.906cm" svg:y2="9.89cm">
          <text:p/>
        </draw:line>
        <draw:line draw:style-name="gr18" draw:text-style-name="P1" draw:layer="layout" svg:x1="9.89cm" svg:y1="10.398cm" svg:x2="9.89cm" svg:y2="9.636cm">
          <text:p/>
        </draw:line>
        <draw:g>
          <draw:line draw:style-name="gr2" draw:text-style-name="P2" draw:layer="CMP" svg:x1="10.906cm" svg:y1="9.382cm" svg:x2="10.906cm" svg:y2="9.89cm">
            <text:p/>
          </draw:line>
          <draw:custom-shape draw:style-name="gr41" draw:text-style-name="P5" draw:layer="CMP" svg:width="0.508cm" svg:height="0.508cm" svg:x="10.652cm" svg:y="9.382cm">
            <text:p text:style-name="P1"><text:span text:style-name="T2">200u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7" draw:text-style-name="P6" draw:layer="layout" svg:width="0.508cm" svg:height="0.508cm" draw:transform="rotate (-1.5707963267949) translate (10.144cm 10.144cm)">
            <text:p text:style-name="P1"><text:span text:style-name="T3">0.001</text:span><text:span text:style-name="T6">Ω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89cm" svg:y1="10.398cm" svg:x2="9.89cm" svg:y2="11.16cm">
            <text:p/>
          </draw:line>
        </draw:g>
        <draw:g>
          <draw:custom-shape draw:style-name="gr47" draw:text-style-name="P6" draw:layer="layout" svg:width="0.508cm" svg:height="0.508cm" draw:transform="rotate (-1.5707963267949) translate (11.16cm 10.144cm)">
            <text:p text:style-name="P1"><text:span text:style-name="T3">0.001</text:span><text:span text:style-name="T6">Ω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906cm" svg:y1="10.398cm" svg:x2="10.906cm" svg:y2="11.16cm">
            <text:p/>
          </draw:line>
        </draw:g>
        <draw:path draw:style-name="gr37" draw:text-style-name="P1" draw:layer="layout" svg:width="1.41cm" svg:height="4.704cm" draw:transform="rotate (-2.60123871717235) translate (13.0722413473203cm 13.1623351034734cm)" svg:viewBox="0 0 1411 4705" svg:d="M1045 0c871 524 53 3862-1045 4705">
          <text:p/>
        </draw:path>
        <draw:g>
          <draw:line draw:style-name="gr2" draw:text-style-name="P2" draw:layer="layout" svg:x1="13.446cm" svg:y1="11.414cm" svg:x2="12.684cm" svg:y2="11.414cm">
            <text:p/>
          </draw:line>
          <draw:line draw:style-name="gr2" draw:text-style-name="P2" draw:layer="layout" svg:x1="13.446cm" svg:y1="11.16cm" svg:x2="12.684cm" svg:y2="11.16cm">
            <text:p/>
          </draw:line>
          <draw:line draw:style-name="gr2" draw:text-style-name="P2" draw:layer="layout" svg:x1="13.446cm" svg:y1="10.906cm" svg:x2="12.684cm" svg:y2="10.906cm">
            <text:p/>
          </draw:line>
          <draw:line draw:style-name="gr2" draw:text-style-name="P2" draw:layer="layout" svg:x1="13.446cm" svg:y1="11.668cm" svg:x2="12.684cm" svg:y2="11.668cm">
            <text:p/>
          </draw:line>
          <draw:custom-shape draw:style-name="gr3" draw:text-style-name="P4" draw:layer="layout" svg:width="0.762cm" svg:height="0.933cm" draw:transform="rotate (-3.14159265358979) translate (13.456cm 11.751cm)">
            <text:p text:style-name="P3"><text:span text:style-name="T1"><text:tab/></text:span><text:span text:style-name="T1">Vcc</text:span></text:p>
            <text:p text:style-name="P3"><text:span text:style-name="T1"/></text:p>
            <text:p text:style-name="P3"><text:span text:style-name="T1"/></text:p>
            <text:p text:style-name="P3"><text:span text:style-name="T1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1.27cm" svg:height="1.27cm" draw:transform="rotate (1.5707963267949) translate (12.43cm 11.922cm)">
            <text:p text:style-name="P1"><text:span text:style-name="T2">LM358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48" draw:text-style-name="P1" draw:layer="layout" svg:width="0.268cm" svg:height="0.265cm" draw:transform="rotate (1.5707963267949) translate (13.1366480990274cm 11.625cm)" svg:viewBox="0 0 269 266" svg:d="M228 210h20v-6h-20zM237 72h17v-5h-17v-15h-6v15h-17v5h17v16h6zM111 159h35v-6h-14v-45h-6l-14 8v6l13-8v39h-14zM0 134l269-134v266z">
            <text:p/>
          </draw:path>
          <draw:path draw:style-name="gr48" draw:text-style-name="P1" draw:layer="layout" svg:width="0.268cm" svg:height="0.265cm" draw:transform="rotate (-1.5707963267949) translate (13.0183519009726cm 11.097660463803cm)" svg:viewBox="0 0 269 266" svg:d="M42 210v-6h-20v6zM32 72v16h6v-16h17v-5h-17v-15h-6v15h-17v5zM136 152h37v-6h-29c1-2 2-3 4-5s4-4 7-6c6-4 9-7 11-9s4-4 5-6 1-4 1-6c0-5-1-8-4-10-3-3-8-4-13-4s-10 1-13 4c-3 2-5 5-6 9l8 1c0-3 1-5 3-6 2-2 5-3 8-3s5 1 7 3c2 1 3 3 3 6 0 2 0 4-2 6-1 1-2 3-4 4-1 2-3 3-5 5-3 1-5 3-7 5-2 1-4 3-6 5-2 3-4 5-5 8zM269 134l-269 132v-266z">
            <text:p/>
          </draw:path>
          <draw:polyline draw:style-name="gr49" draw:text-style-name="P1" draw:layer="layout" svg:width="0.045cm" svg:height="0.187cm" draw:transform="rotate (-1.5707963267949) translate (13.459cm 11.625cm)" svg:viewBox="0 0 46 188" draw:points="0,188 46,188 46,0">
            <text:p/>
          </draw:polyline>
          <draw:polyline draw:style-name="gr49" draw:text-style-name="P1" draw:layer="layout" svg:width="0.122cm" svg:height="0.116cm" draw:transform="rotate (1.5707963267949) translate (13.342cm 11.414cm)" svg:viewBox="0 0 123 117" draw:points="59,0 123,0 123,83 0,85 0,117">
            <text:p/>
          </draw:polyline>
          <draw:polyline draw:style-name="gr49" draw:text-style-name="P1" draw:layer="layout" svg:width="0.187cm" svg:height="0.249cm" draw:transform="rotate (1.5707963267949) translate (13.207cm 11.353cm)" svg:viewBox="0 0 188 250" draw:points="0,0 188,0 188,250">
            <text:p/>
          </draw:polyline>
          <draw:polyline draw:style-name="gr49" draw:text-style-name="P1" draw:layer="layout" svg:width="0.045cm" svg:height="0.187cm" draw:transform="rotate (1.5707963267949) translate (12.695cm 11.416cm)" svg:viewBox="0 0 46 188" draw:points="46,188 0,188 0,0">
            <text:p/>
          </draw:polyline>
          <draw:polyline draw:style-name="gr49" draw:text-style-name="P1" draw:layer="layout" svg:width="0.122cm" svg:height="0.116cm" draw:transform="rotate (-1.5707963267949) translate (12.812cm 11.036cm)" svg:viewBox="0 0 123 117" draw:points="64,0 0,0 0,83 123,85 123,117">
            <text:p/>
          </draw:polyline>
          <draw:polyline draw:style-name="gr49" draw:text-style-name="P1" draw:layer="layout" svg:width="0.187cm" svg:height="0.249cm" draw:transform="rotate (-1.5707963267949) translate (12.947cm 10.91cm)" svg:viewBox="0 0 188 250" draw:points="188,0 0,0 0,250">
            <text:p/>
          </draw:polyline>
          <draw:custom-shape draw:style-name="gr36" draw:text-style-name="P1" draw:layer="layout" svg:width="0.092cm" svg:height="0.097cm" draw:transform="rotate (1.5707963267949) translate (13.314cm 11.7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1" draw:layer="layout" svg:width="0.092cm" svg:height="0.097cm" draw:transform="rotate (1.5707963267949) translate (13.314cm 11.7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0" draw:text-style-name="P1" draw:layer="layout" svg:width="5.877cm" svg:height="1.138cm" draw:transform="rotate (-1.76819306519546) translate (16.3411400498528cm 14.4314293792413cm)" svg:viewBox="0 0 5878 1139" svg:d="M5878 741c-1245-1046-5131-1046-5878 398">
          <text:p/>
        </draw:path>
        <draw:path draw:style-name="gr21" draw:text-style-name="P1" draw:layer="layout" svg:width="1.565cm" svg:height="1.304cm" draw:transform="rotate (1.34739418253962) translate (12.6807824298736cm 15.6975901496524cm)" svg:viewBox="0 0 1566 1305" svg:d="M1566 168c-608-382-1599-157-1565 1137">
          <text:p/>
        </draw:path>
        <draw:path draw:style-name="gr21" draw:text-style-name="P1" draw:layer="layout" svg:width="5.977cm" svg:height="0.695cm" draw:transform="rotate (1.34739418253962) translate (12.2632342818859cm 19.4464043742773cm)" svg:viewBox="0 0 5978 696" svg:d="M0 431c1272 1014 5697-1294 5978-55">
          <text:p/>
        </draw:path>
        <draw:path draw:style-name="gr20" draw:text-style-name="P1" draw:layer="layout" svg:width="1.015cm" svg:height="5.587cm" draw:transform="rotate (-3.14159265358979) translate (13.954cm 19.542cm)" svg:viewBox="0 0 1016 5588" svg:d="M1016 0c-1270 1778 0 5588-1016 5588">
          <text:p/>
        </draw:path>
        <draw:path draw:style-name="gr22" draw:text-style-name="P1" draw:layer="layout" svg:width="1.523cm" svg:height="6.095cm" draw:transform="rotate (-3.14159265358979) translate (13.954cm 19.542cm)" svg:viewBox="0 0 1524 6096" svg:d="M0 6096c2032-762 0-4318 1524-6096">
          <text:p/>
        </draw:path>
        <draw:path draw:style-name="gr39" draw:text-style-name="P1" draw:layer="layout" svg:width="0.361cm" svg:height="0.816cm" draw:transform="rotate (1.19031454986013) translate (13.192cm 19.542cm)" svg:viewBox="0 0 362 817" svg:d="M0 0c566 47 377 943 47 802">
          <text:p/>
        </draw:path>
        <draw:path draw:style-name="gr46" draw:text-style-name="P1" draw:layer="layout" svg:width="1.167cm" svg:height="2.946cm" draw:transform="rotate (1.70047429021808) translate (12.0378089855972cm 20.4300390407652cm)" svg:viewBox="0 0 1168 2947" svg:d="M0 2939c1005 149 1520-1833 896-2939">
          <text:p/>
        </draw:path>
        <draw:line draw:style-name="gr18" draw:text-style-name="P1" draw:layer="layout" svg:x1="13.7cm" svg:y1="10.144cm" svg:x2="13.7cm" svg:y2="10.906cm">
          <text:p/>
        </draw:line>
        <draw:g>
          <draw:custom-shape draw:style-name="gr10" draw:text-style-name="P2" draw:layer="layout" svg:width="0.508cm" svg:height="0.508cm" svg:x="12.938cm" svg:y="11.9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2" draw:layer="layout" svg:width="0.299cm" svg:height="0.288cm" draw:transform="rotate (1.5707963267949) translate (13.054cm 12.317cm)">
            <text:p text:style-name="P11"><text:span text:style-name="T2">6k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199cm" svg:y1="12.176cm" svg:x2="13.192cm" svg:y2="11.922cm">
            <text:p/>
          </draw:line>
        </draw:g>
        <draw:g>
          <draw:custom-shape draw:style-name="gr10" draw:text-style-name="P2" draw:layer="layout" svg:width="0.508cm" svg:height="0.254cm" svg:x="12.684cm" svg:y="11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2.938cm" svg:y1="11.949cm" svg:x2="12.938cm" svg:y2="12.203cm">
            <text:p/>
          </draw:line>
          <draw:custom-shape draw:style-name="gr52" draw:text-style-name="P12" draw:layer="layout" svg:width="0.254cm" svg:height="0.259cm" draw:transform="rotate (1.5707963267949) translate (12.816cm 12.176cm)">
            <text:p text:style-name="P11"><text:span text:style-name="T2">94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0.508cm" svg:height="0.508cm" svg:x="13.192cm" svg:y="11.9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2" draw:layer="layout" svg:width="0.299cm" svg:height="0.288cm" draw:transform="rotate (1.5707963267949) translate (13.308cm 12.317cm)">
            <text:p text:style-name="P11"><text:span text:style-name="T2">6k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453cm" svg:y1="12.176cm" svg:x2="13.446cm" svg:y2="11.922cm">
            <text:p/>
          </draw:line>
        </draw:g>
        <draw:line draw:style-name="gr53" draw:text-style-name="P2" draw:layer="layout" svg:x1="13.446cm" svg:y1="11.922cm" svg:x2="13.446cm" svg:y2="11.668cm">
          <text:p/>
        </draw:line>
        <draw:line draw:style-name="gr53" draw:text-style-name="P2" draw:layer="layout" svg:x1="13.446cm" svg:y1="12.176cm" svg:x2="12.938cm" svg:y2="12.176cm">
          <text:p/>
        </draw:line>
        <draw:polyline draw:style-name="gr53" draw:text-style-name="P2" draw:layer="layout" svg:width="1.135cm" svg:height="0.453cm" draw:transform="rotate (2.03453030904979) translate (13.192cm 11.922cm)" svg:viewBox="0 0 1136 454" draw:points="0,0 909,454 1136,0">
          <text:p/>
        </draw:polyline>
        <draw:polyline draw:style-name="gr53" draw:text-style-name="P2" draw:layer="layout" svg:width="0.794cm" svg:height="0.34cm" draw:transform="rotate (2.03453030904979) translate (12.938cm 11.922cm)" svg:viewBox="0 0 795 341" draw:points="0,0 682,341 795,114">
          <text:p/>
        </draw:polyline>
        <draw:g>
          <draw:custom-shape draw:style-name="gr10" draw:text-style-name="P2" draw:layer="layout" svg:width="0.508cm" svg:height="0.762cm" draw:transform="rotate (1.5707963267949) translate (12.684cm 10.9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2.684cm" svg:y1="10.652cm" svg:x2="13.446cm" svg:y2="10.652cm">
            <text:p/>
          </draw:line>
          <draw:custom-shape draw:style-name="gr54" draw:text-style-name="P12" draw:layer="layout" svg:width="0.385cm" svg:height="0.259cm" draw:transform="rotate (-3.14159265358979) translate (13.244cm 10.786cm)">
            <text:p text:style-name="P11"><text:span text:style-name="T2">47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0.508cm" svg:height="0.508cm" svg:x="13.7cm" svg:y="11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2" draw:layer="layout" svg:width="0.299cm" svg:height="0.288cm" draw:transform="rotate (1.5707963267949) translate (13.816cm 11.555cm)">
            <text:p text:style-name="P11"><text:span text:style-name="T2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961cm" svg:y1="11.414cm" svg:x2="13.954cm" svg:y2="10.906cm">
            <text:p/>
          </draw:line>
        </draw:g>
        <draw:g>
          <draw:custom-shape draw:style-name="gr10" draw:text-style-name="P2" draw:layer="layout" svg:width="0.508cm" svg:height="0.508cm" svg:x="13.446cm" svg:y="11.4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2" draw:layer="layout" svg:width="0.299cm" svg:height="0.288cm" draw:transform="rotate (1.5707963267949) translate (13.562cm 11.809cm)">
            <text:p text:style-name="P11"><text:span text:style-name="T2">10k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707cm" svg:y1="11.668cm" svg:x2="13.7cm" svg:y2="11.414cm">
            <text:p/>
          </draw:line>
        </draw:g>
        <draw:line draw:style-name="gr53" draw:text-style-name="P2" draw:layer="layout" svg:x1="13.954cm" svg:y1="11.414cm" svg:x2="13.446cm" svg:y2="11.414cm">
          <text:p/>
        </draw:line>
        <draw:line draw:style-name="gr53" draw:text-style-name="P2" draw:layer="layout" svg:x1="13.7cm" svg:y1="11.668cm" svg:x2="13.446cm" svg:y2="11.668cm">
          <text:p/>
        </draw:line>
        <draw:line draw:style-name="gr53" draw:text-style-name="P2" draw:layer="layout" svg:x1="12.684cm" svg:y1="11.414cm" svg:x2="12.684cm" svg:y2="11.16cm">
          <text:p/>
        </draw:line>
        <draw:line draw:style-name="gr53" draw:text-style-name="P2" draw:layer="layout" svg:x1="12.684cm" svg:y1="11.668cm" svg:x2="12.43cm" svg:y2="11.668cm">
          <text:p/>
        </draw:line>
        <draw:line draw:style-name="gr53" draw:text-style-name="P2" draw:layer="layout" svg:x1="13.954cm" svg:y1="10.906cm" svg:x2="13.446cm" svg:y2="10.906cm">
          <text:p/>
        </draw:line>
        <draw:line draw:style-name="gr53" draw:text-style-name="P2" draw:layer="layout" svg:x1="13.446cm" svg:y1="10.652cm" svg:x2="13.446cm" svg:y2="10.906cm">
          <text:p/>
        </draw:line>
        <draw:line draw:style-name="gr53" draw:text-style-name="P2" draw:layer="layout" svg:x1="12.684cm" svg:y1="10.652cm" svg:x2="12.684cm" svg:y2="10.906cm">
          <text:p/>
        </draw:line>
        <draw:path draw:style-name="gr50" draw:text-style-name="P1" draw:layer="layout" svg:width="0.765cm" svg:height="2.539cm" draw:transform="rotate (-1.76819306519546) translate (13.8013183764074cm 10.6534112225748cm)" svg:viewBox="0 0 766 2540" svg:d="M517 0c-997 199-349 2142 249 2540">
          <text:p/>
        </draw:path>
        <draw:path draw:style-name="gr37" draw:text-style-name="P1" draw:layer="layout" svg:width="0.735cm" svg:height="2.874cm" draw:transform="rotate (-2.60123871717235) translate (12.43cm 11.668cm)" svg:viewBox="0 0 736 2875" svg:d="M0 0c653 392 1089 2134 349 2875">
          <text:p/>
        </draw:path>
        <draw:path draw:style-name="gr50" draw:text-style-name="P1" draw:layer="layout" svg:width="2.07cm" svg:height="3.237cm" draw:transform="rotate (-1.76819306519546) translate (15.6300643603473cm 11.9236906409433cm)" svg:viewBox="0 0 2071 3238" svg:d="M2071 0c-897 697-2541 2839-1943 3238">
          <text:p/>
        </draw:path>
        <draw:path draw:style-name="gr20" draw:text-style-name="P1" draw:layer="layout" svg:width="2.031cm" svg:height="3.314cm" draw:transform="rotate (-3.14159265358979) translate (15.224cm 15.9989869203329cm)" svg:viewBox="0 0 2032 3315" svg:d="M2032 3315c-1270 0-1016-3556-2032-3302">
          <text:p/>
        </draw:path>
        <draw:path draw:style-name="gr20" draw:text-style-name="P1" draw:layer="layout" svg:width="2.031cm" svg:height="2.809cm" draw:transform="rotate (-3.14159265358979) translate (15.224cm 15.7483043272752cm)" svg:viewBox="0 0 2032 2810" svg:d="M2032 2810c-1016-254-762-3048-2032-2794">
          <text:p/>
        </draw:path>
        <draw:path draw:style-name="gr50" draw:text-style-name="P1" draw:layer="layout" svg:width="5.578cm" svg:height="2.443cm" draw:transform="rotate (-1.76819306519546) translate (15.6669045579575cm 14.5505814544565cm)" svg:viewBox="0 0 5579 2444" svg:d="M5579 2444c-1245-1046-4832-3437-5579-1992">
          <text:p/>
        </draw:path>
        <draw:g>
          <draw:custom-shape draw:style-name="gr10" draw:text-style-name="P2" draw:layer="layout" svg:width="0.508cm" svg:height="0.508cm" draw:transform="rotate (1.5707963267949) translate (11.668cm 9.1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2" draw:layer="layout" svg:width="0.299cm" svg:height="0.288cm" draw:transform="rotate (1.5707963267949) translate (11.77cm 9.017cm)">
            <text:p text:style-name="P11"><text:span text:style-name="T2">4k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1.922cm" svg:y1="8.868cm" svg:x2="11.668cm" svg:y2="8.874cm">
            <text:p/>
          </draw:line>
        </draw:g>
        <draw:path draw:style-name="gr37" draw:text-style-name="P1" draw:layer="CMP" svg:width="3.931cm" svg:height="2.057cm" draw:transform="rotate (-2.60123871717235) translate (10.8111662358455cm 8.77851445028474cm)" svg:viewBox="0 0 3932 2058" svg:d="M3932 174c-131 3180-4922 1786-3746-174">
          <text:p/>
        </draw:path>
        <draw:path draw:style-name="gr50" draw:text-style-name="P1" draw:layer="layout" svg:width="3.994cm" svg:height="4.681cm" draw:transform="rotate (-1.76819306519546) translate (16.0074343403531cm 9.78285230433647cm)" svg:viewBox="0 0 3995 4682" svg:d="M3995 0c-1246 249-4185 2391-3985 4682">
          <text:p/>
        </draw:path>
        <draw:g>
          <draw:custom-shape draw:style-name="gr10" draw:text-style-name="P2" draw:layer="layout" svg:width="0.508cm" svg:height="0.508cm" draw:transform="rotate (1.5707963267949) translate (10.906cm 9.1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2" draw:layer="layout" svg:width="0.299cm" svg:height="0.288cm" draw:transform="rotate (1.5707963267949) translate (11.008cm 9.017cm)">
            <text:p text:style-name="P11"><text:span text:style-name="T2">4k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1.16cm" svg:y1="8.868cm" svg:x2="10.906cm" svg:y2="8.874cm">
            <text:p/>
          </draw:line>
        </draw:g>
        <draw:line draw:style-name="gr55" draw:text-style-name="P1" draw:layer="layout" svg:x1="12.938cm" svg:y1="19.542cm" svg:x2="12.938cm" svg:y2="20.558cm">
          <text:p/>
        </draw:line>
        <draw:line draw:style-name="gr56" draw:text-style-name="P1" draw:layer="layout" svg:x1="12.684cm" svg:y1="19.542cm" svg:x2="12.684cm" svg:y2="20.558cm">
          <text:p/>
        </draw:line>
        <draw:line draw:style-name="gr57" draw:text-style-name="P1" draw:layer="layout" svg:x1="12.43cm" svg:y1="19.542cm" svg:x2="12.43cm" svg:y2="20.558cm">
          <text:p/>
        </draw:line>
        <draw:polyline draw:style-name="gr58" draw:text-style-name="P1" draw:layer="layout" svg:width="1.795cm" svg:height="0.897cm" draw:transform="rotate (-0.785398163397448) translate (11.922cm 19.542cm)" svg:viewBox="0 0 1796 898" draw:points="0,0 898,898 1796,0">
          <text:p/>
        </draw:polyline>
        <draw:g>
          <draw:custom-shape draw:style-name="gr10" draw:text-style-name="P2" draw:layer="layout" svg:width="0.508cm" svg:height="0.508cm" draw:transform="rotate (1.5707963267949) translate (8.112cm 12.6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62cm" svg:y1="12.43cm" svg:x2="6.588cm" svg:y2="12.43cm">
            <text:p/>
          </draw:line>
          <draw:custom-shape draw:style-name="gr33" draw:text-style-name="P6" draw:layer="layout" svg:width="0.454cm" svg:height="0.171cm" draw:transform="rotate (-3.14159265358979) translate (8.028cm 12.519cm)">
            <text:p text:style-name="P1"><text:span text:style-name="T3">10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0.508cm" svg:height="0.508cm" draw:transform="rotate (1.5707963267949) translate (8.112cm 15.4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62cm" svg:y1="15.224cm" svg:x2="6.588cm" svg:y2="15.224cm">
            <text:p/>
          </draw:line>
          <draw:custom-shape draw:style-name="gr33" draw:text-style-name="P6" draw:layer="layout" svg:width="0.454cm" svg:height="0.171cm" draw:transform="rotate (-3.14159265358979) translate (8.028cm 15.313cm)">
            <text:p text:style-name="P1"><text:span text:style-name="T3">10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0.508cm" svg:height="0.508cm" draw:transform="rotate (1.5707963267949) translate (8.112cm 18.2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62cm" svg:y1="18.018cm" svg:x2="6.588cm" svg:y2="18.018cm">
            <text:p/>
          </draw:line>
          <draw:custom-shape draw:style-name="gr33" draw:text-style-name="P6" draw:layer="layout" svg:width="0.454cm" svg:height="0.171cm" draw:transform="rotate (-3.14159265358979) translate (8.028cm 18.107cm)">
            <text:p text:style-name="P1"><text:span text:style-name="T3">10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gon draw:style-name="gr59" draw:text-style-name="P1" draw:layer="layout" svg:width="1.523cm" svg:height="4.317cm" svg:x="7.858cm" svg:y="17.002cm" svg:viewBox="0 0 1524 4318" draw:points="762,254 1016,0 1016,1016 762,508 254,1270 254,3048 1524,4064 1524,4318 0,3302 0,1016">
          <text:p/>
        </draw:polygon>
        <draw:polygon draw:style-name="gr60" draw:text-style-name="P1" draw:layer="layout" svg:width="2.031cm" svg:height="7.619cm" svg:x="7.35cm" svg:y="14.208cm" svg:viewBox="0 0 2032 7620" draw:points="1270,254 1524,0 1524,1016 1270,508 254,1270 254,6096 2032,7366 2032,7620 0,6350 0,1016">
          <text:p/>
        </draw:polygon>
        <draw:polygon draw:style-name="gr61" draw:text-style-name="P1" draw:layer="layout" svg:width="2.031cm" svg:height="10.667cm" svg:x="6.842cm" svg:y="11.414cm" svg:viewBox="0 0 2032 10668" draw:points="1778,254 2032,0 2032,1016 1778,508 254,1270 254,9398 2032,10414 2032,10668 0,9652 0,1016">
          <text:p/>
        </draw:polygon>
        <draw:g draw:style-name="gr13">
          <draw:custom-shape draw:style-name="gr62" draw:text-style-name="P1" draw:layer="RST" svg:width="3.302cm" svg:height="9.652cm" svg:x="5.064cm" svg:y="9.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draw:layer="RST" svg:width="0.762cm" svg:height="1.016cm" svg:x="8.366cm" svg:y="9.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draw:layer="RST" svg:width="0.762cm" svg:height="0.508cm" svg:x="8.366cm" svg:y="13.192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draw:layer="RST" svg:width="0.762cm" svg:height="2.286cm" svg:x="8.366cm" svg:y="10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" draw:layer="RST" svg:width="0.762cm" svg:height="2.286cm" svg:x="8.366cm" svg:y="13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" draw:layer="RST" svg:width="0.762cm" svg:height="0.508cm" svg:x="8.366cm" svg:y="15.98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draw:layer="RST" svg:width="0.762cm" svg:height="2.286cm" svg:x="8.366cm" svg:y="16.4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" draw:layer="RST" svg:width="0.762cm" svg:height="0.762cm" svg:x="8.366cm" svg:y="18.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8" draw:layer="layout" svg:width="0.762cm" svg:height="0.762cm" svg:x="9.636cm" svg:y="8.874cm">
            <text:p text:style-name="P7"><text:span text:style-name="T2">Vacc-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9.89cm" svg:y1="8.874cm" svg:x2="9.89cm" svg:y2="9.128cm">
            <text:p/>
          </draw:line>
          <draw:line draw:style-name="gr2" draw:text-style-name="P2" draw:layer="layout" svg:x1="10.144cm" svg:y1="8.874cm" svg:x2="10.144cm" svg:y2="9.128cm">
            <text:p/>
          </draw:line>
          <draw:line draw:style-name="gr2" draw:text-style-name="P2" draw:layer="layout" svg:x1="10.398cm" svg:y1="8.874cm" svg:x2="10.398cm" svg:y2="9.128cm">
            <text:p/>
          </draw:line>
          <draw:line draw:style-name="gr2" draw:text-style-name="P2" draw:layer="layout" svg:x1="9.89cm" svg:y1="9.636cm" svg:x2="9.89cm" svg:y2="9.382cm">
            <text:p/>
          </draw:line>
          <draw:line draw:style-name="gr2" draw:text-style-name="P2" draw:layer="layout" svg:x1="10.398cm" svg:y1="9.382cm" svg:x2="10.398cm" svg:y2="9.636cm">
            <text:p/>
          </draw:line>
          <draw:line draw:style-name="gr2" draw:text-style-name="P2" draw:layer="layout" svg:x1="9.636cm" svg:y1="8.874cm" svg:x2="9.636cm" svg:y2="9.128cm">
            <text:p/>
          </draw:line>
          <draw:line draw:style-name="gr2" draw:text-style-name="P2" draw:layer="layout" svg:x1="9.636cm" svg:y1="9.382cm" svg:x2="9.636cm" svg:y2="9.636cm">
            <text:p/>
          </draw:line>
          <draw:line draw:style-name="gr2" draw:text-style-name="P2" draw:layer="layout" svg:x1="10.144cm" svg:y1="9.636cm" svg:x2="10.144cm" svg:y2="9.382cm">
            <text:p/>
          </draw:line>
        </draw:g>
        <draw:line draw:style-name="gr65" draw:text-style-name="P1" draw:layer="layout" svg:x1="12.176cm" svg:y1="19.542cm" svg:x2="12.176cm" svg:y2="20.558cm">
          <text:p/>
        </draw:line>
        <draw:line draw:style-name="gr18" draw:text-style-name="P1" draw:layer="layout" svg:x1="13.192cm" svg:y1="19.542cm" svg:x2="13.192cm" svg:y2="20.558cm">
          <text:p/>
        </draw:line>
        <draw:g>
          <draw:polygon draw:style-name="gr66" draw:text-style-name="P17" draw:layer="layout" svg:width="0.507cm" svg:height="1.777cm" draw:transform="rotate (1.5707963267949) translate (11.668cm 20.304cm)" svg:viewBox="0 0 508 1778" draw:points="404,1524 508,1524 508,1778 0,1778 0,0 508,0 508,254 404,254 404,508 508,508 508,699 404,699 404,1070 508,1070 508,1270 404,1270">
            <text:p text:style-name="P16"><text:span text:style-name="T4"><text:tab/></text:span><text:span text:style-name="T4">Vcc</text:span></text:p>
            <text:p text:style-name="P16"><text:span text:style-name="T4"><text:tab/></text:span><text:span text:style-name="T4">Temp</text:span></text:p>
            <text:p text:style-name="P16"><text:span text:style-name="T4"><text:tab/></text:span><text:span text:style-name="T4">HalA</text:span></text:p>
            <text:p text:style-name="P16"><text:span text:style-name="T4"><text:tab/></text:span><text:span text:style-name="T4">HalB</text:span></text:p>
            <text:p text:style-name="P16"><text:span text:style-name="T4"><text:tab/></text:span><text:span text:style-name="T4">HalC</text:span></text:p>
            <text:p text:style-name="P16"><text:span text:style-name="T4"><text:tab/></text:span><text:span text:style-name="T4">Gnd</text:span></text:p>
          </draw:polygon>
          <draw:line draw:style-name="gr2" draw:text-style-name="P2" draw:layer="layout" svg:x1="11.922cm" svg:y1="20.05cm" svg:x2="12.176cm" svg:y2="20.05cm">
            <text:p/>
          </draw:line>
          <draw:line draw:style-name="gr2" draw:text-style-name="P2" draw:layer="layout" svg:x1="12.43cm" svg:y1="20.05cm" svg:x2="12.684cm" svg:y2="20.05cm">
            <text:p/>
          </draw:line>
          <draw:line draw:style-name="gr2" draw:text-style-name="P2" draw:layer="layout" svg:x1="12.938cm" svg:y1="20.05cm" svg:x2="13.192cm" svg:y2="20.05cm">
            <text:p/>
          </draw:line>
        </draw:g>
        <draw:g>
          <draw:custom-shape draw:style-name="gr10" draw:text-style-name="P2" draw:layer="layout" svg:width="0.508cm" svg:height="0.762cm" svg:x="12.938cm" svg:y="20.3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3.192cm" svg:y1="20.558cm" svg:x2="13.192cm" svg:y2="20.812cm">
            <text:p/>
          </draw:line>
          <draw:custom-shape draw:style-name="gr67" draw:text-style-name="P12" draw:layer="layout" svg:width="0.23cm" svg:height="0.259cm" svg:x="13.079cm" svg:y="20.548cm">
            <text:p text:style-name="P11"><text:span text:style-name="T2">0.1u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22" draw:text-style-name="P1" draw:layer="layout" svg:width="1.015cm" svg:height="2.031cm" draw:transform="rotate (-3.14159265358979) translate (10.652cm 18.018cm)" svg:viewBox="0 0 1016 2032" svg:d="M0 2032c508-762 0-1778 1016-2032">
          <text:p/>
        </draw:path>
        <draw:path draw:style-name="gr21" draw:text-style-name="P1" draw:layer="layout" svg:width="1.015cm" svg:height="0.761cm" draw:transform="rotate (-3.14159265358979) translate (10.652cm 15.224cm)" svg:viewBox="0 0 1016 762" svg:d="M0 762c254-254 508-254 1016-762">
          <text:p/>
        </draw:path>
        <draw:line draw:style-name="gr20" draw:text-style-name="P1" draw:layer="layout" svg:x1="10.652cm" svg:y1="12.938cm" svg:x2="9.636cm" svg:y2="12.43cm">
          <text:p/>
        </draw:line>
        <draw:path draw:style-name="gr68" draw:text-style-name="P1" draw:layer="layout" svg:width="4.04cm" svg:height="4.368cm" draw:transform="rotate (1.70047429021808) translate (11.414cm 19.542cm)" svg:viewBox="0 0 4041 4369" svg:d="M4041 4369c-3778-492-2409-3132-4041-4369">
          <text:p/>
        </draw:path>
        <draw:path draw:style-name="gr68" draw:text-style-name="P1" draw:layer="layout" svg:width="4.423cm" svg:height="3.394cm" draw:transform="rotate (1.70047429021808) translate (11.16cm 19.542cm)" svg:viewBox="0 0 4424 3395" svg:d="M4424 3395c-3460-964-4172-3362-4424-3395">
          <text:p/>
        </draw:path>
        <draw:g>
          <draw:polygon draw:style-name="gr69" draw:text-style-name="P17" draw:layer="layout" svg:width="0.51cm" svg:height="1.269cm" draw:transform="rotate (1.5707963267949) translate (9.128cm 20.304cm)" svg:viewBox="0 0 511 1270" draw:points="404,1016 508,1016 508,1270 0,1270 0,0 508,0 508,254 404,254 404,508 508,508 511,774 407,774">
            <text:p text:style-name="P16"><text:span text:style-name="T4">Gnd</text:span></text:p>
            <text:p text:style-name="P16"><text:span text:style-name="T4">Vcc</text:span></text:p>
            <text:p text:style-name="P16"><text:span text:style-name="T4">Ser</text:span></text:p>
          </draw:polygon>
          <draw:line draw:style-name="gr2" draw:text-style-name="P2" draw:layer="layout" svg:x1="9.382cm" svg:y1="20.05cm" svg:x2="9.636cm" svg:y2="20.05cm">
            <text:p/>
          </draw:line>
          <draw:line draw:style-name="gr2" draw:text-style-name="P2" draw:layer="layout" svg:x1="9.89cm" svg:y1="20.05cm" svg:x2="10.144cm" svg:y2="20.05cm">
            <text:p/>
          </draw:line>
        </draw:g>
        <draw:path draw:style-name="gr68" draw:text-style-name="P1" draw:layer="layout" svg:width="3.503cm" svg:height="4.554cm" draw:transform="rotate (1.70047429021808) translate (9.89cm 19.542cm)" svg:viewBox="0 0 3504 4555" svg:d="M3504 4555c-3044-2190 526-4029-3504-4555">
          <text:p/>
        </draw:path>
        <draw:g>
          <draw:polygon draw:style-name="gr69" draw:text-style-name="P17" draw:layer="layout" svg:width="0.51cm" svg:height="1.269cm" draw:transform="rotate (1.5707963267949) translate (10.398cm 20.301cm)" svg:viewBox="0 0 511 1270" draw:points="404,1016 508,1016 508,1270 0,1270 0,0 508,0 508,254 404,254 404,508 508,508 511,774 407,774">
            <text:p text:style-name="P16"><text:span text:style-name="T4">Gnd</text:span></text:p>
            <text:p text:style-name="P16"><text:span text:style-name="T4">Vcc</text:span></text:p>
            <text:p text:style-name="P16"><text:span text:style-name="T4">Rc-Din</text:span></text:p>
            <text:p text:style-name="P16"><text:span text:style-name="T4">Rc-Vin</text:span></text:p>
          </draw:polygon>
          <draw:line draw:style-name="gr2" draw:text-style-name="P2" draw:layer="layout" svg:x1="10.652cm" svg:y1="20.047cm" svg:x2="10.906cm" svg:y2="20.047cm">
            <text:p/>
          </draw:line>
          <draw:line draw:style-name="gr2" draw:text-style-name="P2" draw:layer="layout" svg:x1="11.16cm" svg:y1="20.047cm" svg:x2="11.414cm" svg:y2="20.047cm">
            <text:p/>
          </draw:line>
        </draw:g>
        <draw:g>
          <draw:custom-shape draw:style-name="gr10" draw:text-style-name="P2" draw:layer="layout" svg:width="0.254cm" svg:height="0.505cm" svg:x="9.636cm" svg:y="20.3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9.89cm" svg:y1="20.558cm" svg:x2="9.636cm" svg:y2="20.558cm">
            <text:p/>
          </draw:line>
          <draw:custom-shape draw:style-name="gr28" draw:text-style-name="P12" draw:layer="layout" svg:width="0.234cm" svg:height="0.259cm" svg:x="9.656cm" svg:y="20.452cm">
            <text:p text:style-name="P11"><text:span text:style-name="T2">0.1u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46" draw:text-style-name="P1" draw:layer="layout" svg:width="0.13cm" svg:height="1.006cm" draw:transform="rotate (1.70047429021808) translate (10.9229898789686cm 20.6882807009681cm)" svg:viewBox="0 0 131 1007" svg:d="M0 1007c33-251 99-755 131-1007">
          <text:p/>
        </draw:path>
        <draw:path draw:style-name="gr46" draw:text-style-name="P1" draw:layer="layout" svg:width="0.13cm" svg:height="1.006cm" draw:transform="rotate (1.70047429021808) translate (9.90698987896862cm 20.9422807009681cm)" svg:viewBox="0 0 131 1007" svg:d="M0 1007c318-470-153-788 131-1007">
          <text:p/>
        </draw:path>
        <draw:path draw:style-name="gr39" draw:text-style-name="P1" draw:layer="layout" svg:width="0.518cm" svg:height="0.612cm" draw:transform="rotate (1.19031454986013) translate (9.636cm 20.812cm)" svg:viewBox="0 0 519 613" svg:d="M0 0c189 472 424 377 519 613">
          <text:p/>
        </draw:path>
        <draw:g>
          <draw:custom-shape draw:style-name="gr10" draw:text-style-name="P2" draw:layer="layout" svg:width="0.254cm" svg:height="0.505cm" svg:x="10.652cm" svg:y="20.3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906cm" svg:y1="20.558cm" svg:x2="10.652cm" svg:y2="20.558cm">
            <text:p/>
          </draw:line>
          <draw:custom-shape draw:style-name="gr28" draw:text-style-name="P12" draw:layer="layout" svg:width="0.234cm" svg:height="0.259cm" svg:x="10.672cm" svg:y="20.452cm">
            <text:p text:style-name="P11"><text:span text:style-name="T2">0.1u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9" draw:text-style-name="P1" draw:layer="layout" svg:width="1.461cm" svg:height="2.971cm" draw:transform="rotate (1.19031454986013) translate (10.652cm 20.812cm)" svg:viewBox="0 0 1462 2972" svg:d="M0 0c424 377 1415 2170 1462 2972">
          <text:p/>
        </draw:path>
        <draw:g>
          <draw:custom-shape draw:style-name="gr70" draw:text-style-name="P1" draw:layer="CMP" svg:width="1.524cm" svg:height="1.524cm" draw:transform="rotate (-3.14159265358979) translate (15.224cm 22.84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1" draw:layer="CMP" svg:width="1.016cm" svg:height="0.508cm" draw:transform="rotate (-3.14159265358979) translate (15.478cm 22.336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CMP" svg:x1="14.462cm" svg:y1="21.828cm" svg:x2="14.462cm" svg:y2="20.304cm">
            <text:p/>
          </draw:line>
          <draw:line draw:style-name="gr2" draw:text-style-name="P1" draw:layer="CMP" svg:x1="13.954cm" svg:y1="21.828cm" svg:x2="13.954cm" svg:y2="20.304cm">
            <text:p/>
          </draw:line>
          <draw:line draw:style-name="gr2" draw:text-style-name="P1" draw:layer="CMP" svg:x1="14.97cm" svg:y1="21.828cm" svg:x2="14.97cm" svg:y2="20.304cm">
            <text:p/>
          </draw:line>
          <draw:custom-shape draw:style-name="gr70" draw:text-style-name="P1" draw:layer="CMP" svg:width="1.524cm" svg:height="1.524cm" draw:transform="rotate (-3.14159265358979) translate (15.224cm 22.082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Red_20_45_ba_" draw:display-name="Red 45º" draw:style="single" draw:color="#ff0000" draw:distance="0.102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CB">
        <svg:title>PCB Layer</svg:title>
        <svg:desc>Contains the PCB scan</svg:desc>
      </draw:layer>
      <draw:layer draw:name="RST"/>
      <draw:layer draw:name="CMP">
        <svg:title>Componentes</svg:title>
        <svg:desc>Emplazamiento de los componentes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09:20:13.349854000</meta:creation-date>
    <dc:date>2016-03-12T09:14:31.513479000</dc:date>
    <meta:editing-duration>P6DT1H36M47S</meta:editing-duration>
    <meta:editing-cycles>42</meta:editing-cycles>
    <meta:generator>LibreOffice/4.2.6.3$MacOSX_x86 LibreOffice_project/3fd416d4c6db7d3204c17ce57a1d70f6e531ee21</meta:generator>
    <meta:print-date>2016-02-13T09:31:14.473967000</meta:print-date>
    <meta:document-statistic meta:object-count="538"/>
  </office:meta>
</office:document-meta>
</file>